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045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7.816cm"/>
    </style:style>
    <style:style style:name="co4" style:family="table-column">
      <style:table-column-properties fo:break-before="auto" style:column-width="10.784cm"/>
    </style:style>
    <style:style style:name="co5" style:family="table-column">
      <style:table-column-properties fo:break-before="auto" style:column-width="8.759cm"/>
    </style:style>
    <style:style style:name="co6" style:family="table-column">
      <style:table-column-properties fo:break-before="auto" style:column-width="9.386cm"/>
    </style:style>
    <style:style style:name="co7" style:family="table-column">
      <style:table-column-properties fo:break-before="auto" style:column-width="13.132cm"/>
    </style:style>
    <style:style style:name="co8" style:family="table-column">
      <style:table-column-properties fo:break-before="auto" style:column-width="6.757cm"/>
    </style:style>
    <style:style style:name="co9" style:family="table-column">
      <style:table-column-properties fo:break-before="auto" style:column-width="10.887cm"/>
    </style:style>
    <style:style style:name="co10" style:family="table-column">
      <style:table-column-properties fo:break-before="auto" style:column-width="8.673cm"/>
    </style:style>
    <style:style style:name="co11" style:family="table-column">
      <style:table-column-properties fo:break-before="auto" style:column-width="10.278cm"/>
    </style:style>
    <style:style style:name="co12" style:family="table-column">
      <style:table-column-properties fo:break-before="auto" style:column-width="9.911cm"/>
    </style:style>
    <style:style style:name="co13" style:family="table-column">
      <style:table-column-properties fo:break-before="auto" style:column-width="14.215cm"/>
    </style:style>
    <style:style style:name="co14" style:family="table-column">
      <style:table-column-properties fo:break-before="auto" style:column-width="10.485cm"/>
    </style:style>
    <style:style style:name="co15" style:family="table-column">
      <style:table-column-properties fo:break-before="auto" style:column-width="9.721cm"/>
    </style:style>
    <style:style style:name="co16" style:family="table-column">
      <style:table-column-properties fo:break-before="auto" style:column-width="10.866cm"/>
    </style:style>
    <style:style style:name="co17" style:family="table-column">
      <style:table-column-properties fo:break-before="auto" style:column-width="11.86cm"/>
    </style:style>
    <style:style style:name="co18" style:family="table-column">
      <style:table-column-properties fo:break-before="auto" style:column-width="13.555cm"/>
    </style:style>
    <style:style style:name="co19" style:family="table-column">
      <style:table-column-properties fo:break-before="auto" style:column-width="6.622cm"/>
    </style:style>
    <style:style style:name="co20" style:family="table-column">
      <style:table-column-properties fo:break-before="auto" style:column-width="12.88cm"/>
    </style:style>
    <style:style style:name="co21" style:family="table-column">
      <style:table-column-properties fo:break-before="auto" style:column-width="8.359cm"/>
    </style:style>
    <style:style style:name="co22" style:family="table-column">
      <style:table-column-properties fo:break-before="auto" style:column-width="6.807cm"/>
    </style:style>
    <style:style style:name="co23" style:family="table-column">
      <style:table-column-properties fo:break-before="auto" style:column-width="11.735cm"/>
    </style:style>
    <style:style style:name="co24" style:family="table-column">
      <style:table-column-properties fo:break-before="auto" style:column-width="10.211cm"/>
    </style:style>
    <style:style style:name="co25" style:family="table-column">
      <style:table-column-properties fo:break-before="auto" style:column-width="7.84cm"/>
    </style:style>
    <style:style style:name="co26" style:family="table-column">
      <style:table-column-properties fo:break-before="auto" style:column-width="10.592cm"/>
    </style:style>
    <style:style style:name="co27" style:family="table-column">
      <style:table-column-properties fo:break-before="auto" style:column-width="10.954cm"/>
    </style:style>
    <style:style style:name="co28" style:family="table-column">
      <style:table-column-properties fo:break-before="auto" style:column-width="5.736cm"/>
    </style:style>
    <style:style style:name="co29" style:family="table-column">
      <style:table-column-properties fo:break-before="auto" style:column-width="9.964cm"/>
    </style:style>
    <style:style style:name="co30" style:family="table-column">
      <style:table-column-properties fo:break-before="auto" style:column-width="8.137cm"/>
    </style:style>
    <style:style style:name="co31" style:family="table-column">
      <style:table-column-properties fo:break-before="auto" style:column-width="12.772cm"/>
    </style:style>
    <style:style style:name="co32" style:family="table-column">
      <style:table-column-properties fo:break-before="auto" style:column-width="7.234cm"/>
    </style:style>
    <style:style style:name="co33" style:family="table-column">
      <style:table-column-properties fo:break-before="auto" style:column-width="6.107cm"/>
    </style:style>
    <style:style style:name="co34" style:family="table-column">
      <style:table-column-properties fo:break-before="auto" style:column-width="6.509cm"/>
    </style:style>
    <style:style style:name="co35" style:family="table-column">
      <style:table-column-properties fo:break-before="auto" style:column-width="7.412cm"/>
    </style:style>
    <style:style style:name="co36" style:family="table-column">
      <style:table-column-properties fo:break-before="auto" style:column-width="8.624cm"/>
    </style:style>
    <style:style style:name="co37" style:family="table-column">
      <style:table-column-properties fo:break-before="auto" style:column-width="9.04cm"/>
    </style:style>
    <style:style style:name="co38" style:family="table-column">
      <style:table-column-properties fo:break-before="auto" style:column-width="12.091cm"/>
    </style:style>
    <style:style style:name="co39" style:family="table-column">
      <style:table-column-properties fo:break-before="auto" style:column-width="9.34cm"/>
    </style:style>
    <style:style style:name="co40" style:family="table-column">
      <style:table-column-properties fo:break-before="auto" style:column-width="7.535cm"/>
    </style:style>
    <style:style style:name="co41" style:family="table-column">
      <style:table-column-properties fo:break-before="auto" style:column-width="8.978cm"/>
    </style:style>
    <style:style style:name="co42" style:family="table-column">
      <style:table-column-properties fo:break-before="auto" style:column-width="9.335cm"/>
    </style:style>
    <style:style style:name="co43" style:family="table-column">
      <style:table-column-properties fo:break-before="auto" style:column-width="8.932cm"/>
    </style:style>
    <style:style style:name="co44" style:family="table-column">
      <style:table-column-properties fo:break-before="auto" style:column-width="11.104cm"/>
    </style:style>
    <style:style style:name="co45" style:family="table-column">
      <style:table-column-properties fo:break-before="auto" style:column-width="6.01cm"/>
    </style:style>
    <style:style style:name="co46" style:family="table-column">
      <style:table-column-properties fo:break-before="auto" style:column-width="4.456cm"/>
    </style:style>
    <style:style style:name="co47" style:family="table-column">
      <style:table-column-properties fo:break-before="auto" style:column-width="10.104cm"/>
    </style:style>
    <style:style style:name="co48" style:family="table-column">
      <style:table-column-properties fo:break-before="auto" style:column-width="10.903cm"/>
    </style:style>
    <style:style style:name="co49" style:family="table-column">
      <style:table-column-properties fo:break-before="auto" style:column-width="10.402cm"/>
    </style:style>
    <style:style style:name="co50" style:family="table-column">
      <style:table-column-properties fo:break-before="auto" style:column-width="7.842cm"/>
    </style:style>
    <style:style style:name="co51" style:family="table-column">
      <style:table-column-properties fo:break-before="auto" style:column-width="9.493cm"/>
    </style:style>
    <style:style style:name="co52" style:family="table-column">
      <style:table-column-properties fo:break-before="auto" style:column-width="11.451cm"/>
    </style:style>
    <style:style style:name="co53" style:family="table-column">
      <style:table-column-properties fo:break-before="auto" style:column-width="8.497cm"/>
    </style:style>
    <style:style style:name="co54" style:family="table-column">
      <style:table-column-properties fo:break-before="auto" style:column-width="9.758cm"/>
    </style:style>
    <style:style style:name="co55" style:family="table-column">
      <style:table-column-properties fo:break-before="auto" style:column-width="10.926cm"/>
    </style:style>
    <style:style style:name="co56" style:family="table-column">
      <style:table-column-properties fo:break-before="auto" style:column-width="9.259cm"/>
    </style:style>
    <style:style style:name="co57" style:family="table-column">
      <style:table-column-properties fo:break-before="auto" style:column-width="9.559cm"/>
    </style:style>
    <style:style style:name="co58" style:family="table-column">
      <style:table-column-properties fo:break-before="auto" style:column-width="9.64cm"/>
    </style:style>
    <style:style style:name="co59" style:family="table-column">
      <style:table-column-properties fo:break-before="auto" style:column-width="8.502cm"/>
    </style:style>
    <style:style style:name="co60" style:family="table-column">
      <style:table-column-properties fo:break-before="auto" style:column-width="9.449cm"/>
    </style:style>
    <style:style style:name="co61" style:family="table-column">
      <style:table-column-properties fo:break-before="auto" style:column-width="11.328cm"/>
    </style:style>
    <style:style style:name="co62" style:family="table-column">
      <style:table-column-properties fo:break-before="auto" style:column-width="13.411cm"/>
    </style:style>
    <style:style style:name="co63" style:family="table-column">
      <style:table-column-properties fo:break-before="auto" style:column-width="9.887cm"/>
    </style:style>
    <style:style style:name="co64" style:family="table-column">
      <style:table-column-properties fo:break-before="auto" style:column-width="11.008cm"/>
    </style:style>
    <style:style style:name="co65" style:family="table-column">
      <style:table-column-properties fo:break-before="auto" style:column-width="15.281cm"/>
    </style:style>
    <style:style style:name="co66" style:family="table-column">
      <style:table-column-properties fo:break-before="auto" style:column-width="8.017cm"/>
    </style:style>
    <style:style style:name="co67" style:family="table-column">
      <style:table-column-properties fo:break-before="auto" style:column-width="10.105cm"/>
    </style:style>
    <style:style style:name="co68" style:family="table-column">
      <style:table-column-properties fo:break-before="auto" style:column-width="8.811cm"/>
    </style:style>
    <style:style style:name="co69" style:family="table-column">
      <style:table-column-properties fo:break-before="auto" style:column-width="8.38cm"/>
    </style:style>
    <style:style style:name="co70" style:family="table-column">
      <style:table-column-properties fo:break-before="auto" style:column-width="9.047cm"/>
    </style:style>
    <style:style style:name="co71" style:family="table-column">
      <style:table-column-properties fo:break-before="auto" style:column-width="7.98cm"/>
    </style:style>
    <style:style style:name="co72" style:family="table-column">
      <style:table-column-properties fo:break-before="auto" style:column-width="9.41cm"/>
    </style:style>
    <style:style style:name="co73" style:family="table-column">
      <style:table-column-properties fo:break-before="auto" style:column-width="9.185cm"/>
    </style:style>
    <style:style style:name="co74" style:family="table-column">
      <style:table-column-properties fo:break-before="auto" style:column-width="10.469cm"/>
    </style:style>
    <style:style style:name="co75" style:family="table-column">
      <style:table-column-properties fo:break-before="auto" style:column-width="11.014cm"/>
    </style:style>
    <style:style style:name="co76" style:family="table-column">
      <style:table-column-properties fo:break-before="auto" style:column-width="10.236cm"/>
    </style:style>
    <style:style style:name="co77" style:family="table-column">
      <style:table-column-properties fo:break-before="auto" style:column-width="10.121cm"/>
    </style:style>
    <style:style style:name="co78" style:family="table-column">
      <style:table-column-properties fo:break-before="auto" style:column-width="9.634cm"/>
    </style:style>
    <style:style style:name="co79" style:family="table-column">
      <style:table-column-properties fo:break-before="auto" style:column-width="10.975cm"/>
    </style:style>
    <style:style style:name="co80" style:family="table-column">
      <style:table-column-properties fo:break-before="auto" style:column-width="13.208cm"/>
    </style:style>
    <style:style style:name="co81" style:family="table-column">
      <style:table-column-properties fo:break-before="auto" style:column-width="9.775cm"/>
    </style:style>
    <style:style style:name="co82" style:family="table-column">
      <style:table-column-properties fo:break-before="auto" style:column-width="10.156cm"/>
    </style:style>
    <style:style style:name="co83" style:family="table-column">
      <style:table-column-properties fo:break-before="auto" style:column-width="9.71cm"/>
    </style:style>
    <style:style style:name="co84" style:family="table-column">
      <style:table-column-properties fo:break-before="auto" style:column-width="15.411cm"/>
    </style:style>
    <style:style style:name="co85" style:family="table-column">
      <style:table-column-properties fo:break-before="auto" style:column-width="13.125cm"/>
    </style:style>
    <style:style style:name="co86" style:family="table-column">
      <style:table-column-properties fo:break-before="auto" style:column-width="12.335cm"/>
    </style:style>
    <style:style style:name="co87" style:family="table-column">
      <style:table-column-properties fo:break-before="auto" style:column-width="9.176cm"/>
    </style:style>
    <style:style style:name="co88" style:family="table-column">
      <style:table-column-properties fo:break-before="auto" style:column-width="5.846cm"/>
    </style:style>
    <style:style style:name="co89" style:family="table-column">
      <style:table-column-properties fo:break-before="auto" style:column-width="6.234cm"/>
    </style:style>
    <style:style style:name="co90" style:family="table-column">
      <style:table-column-properties fo:break-before="auto" style:column-width="6.038cm"/>
    </style:style>
    <style:style style:name="co91" style:family="table-column">
      <style:table-column-properties fo:break-before="auto" style:column-width="10.539cm"/>
    </style:style>
    <style:style style:name="co92" style:family="table-column">
      <style:table-column-properties fo:break-before="auto" style:column-width="10.045cm"/>
    </style:style>
    <style:style style:name="co93" style:family="table-column">
      <style:table-column-properties fo:break-before="auto" style:column-width="10.837cm"/>
    </style:style>
    <style:style style:name="co94" style:family="table-column">
      <style:table-column-properties fo:break-before="auto" style:column-width="11.628cm"/>
    </style:style>
    <style:style style:name="co95" style:family="table-column">
      <style:table-column-properties fo:break-before="auto" style:column-width="8.259cm"/>
    </style:style>
    <style:style style:name="co96" style:family="table-column">
      <style:table-column-properties fo:break-before="auto" style:column-width="11.927cm"/>
    </style:style>
    <style:style style:name="co97" style:family="table-column">
      <style:table-column-properties fo:break-before="auto" style:column-width="13.085cm"/>
    </style:style>
    <style:style style:name="co98" style:family="table-column">
      <style:table-column-properties fo:break-before="auto" style:column-width="8.804cm"/>
    </style:style>
    <style:style style:name="co99" style:family="table-column">
      <style:table-column-properties fo:break-before="auto" style:column-width="10.56cm"/>
    </style:style>
    <style:style style:name="co100" style:family="table-column">
      <style:table-column-properties fo:break-before="auto" style:column-width="13.035cm"/>
    </style:style>
    <style:style style:name="co101" style:family="table-column">
      <style:table-column-properties fo:break-before="auto" style:column-width="8.403cm"/>
    </style:style>
    <style:style style:name="co102" style:family="table-column">
      <style:table-column-properties fo:break-before="auto" style:column-width="9.061cm"/>
    </style:style>
    <style:style style:name="co103" style:family="table-column">
      <style:table-column-properties fo:break-before="auto" style:column-width="9.934cm"/>
    </style:style>
    <style:style style:name="co104" style:family="table-column">
      <style:table-column-properties fo:break-before="auto" style:column-width="10.112cm"/>
    </style:style>
    <style:style style:name="co105" style:family="table-column">
      <style:table-column-properties fo:break-before="auto" style:column-width="12.012cm"/>
    </style:style>
    <style:style style:name="co106" style:family="table-column">
      <style:table-column-properties fo:break-before="auto" style:column-width="14.342cm"/>
    </style:style>
    <style:style style:name="co107" style:family="table-column">
      <style:table-column-properties fo:break-before="auto" style:column-width="8.742cm"/>
    </style:style>
    <style:style style:name="co108" style:family="table-column">
      <style:table-column-properties fo:break-before="auto" style:column-width="6.316cm"/>
    </style:style>
    <style:style style:name="co109" style:family="table-column">
      <style:table-column-properties fo:break-before="auto" style:column-width="10.754cm"/>
    </style:style>
    <style:style style:name="co110" style:family="table-column">
      <style:table-column-properties fo:break-before="auto" style:column-width="8.712cm"/>
    </style:style>
    <style:style style:name="co111" style:family="table-column">
      <style:table-column-properties fo:break-before="auto" style:column-width="10.321cm"/>
    </style:style>
    <style:style style:name="co112" style:family="table-column">
      <style:table-column-properties fo:break-before="auto" style:column-width="6.177cm"/>
    </style:style>
    <style:style style:name="co113" style:family="table-column">
      <style:table-column-properties fo:break-before="auto" style:column-width="10.082cm"/>
    </style:style>
    <style:style style:name="co114" style:family="table-column">
      <style:table-column-properties fo:break-before="auto" style:column-width="9.135cm"/>
    </style:style>
    <style:style style:name="co115" style:family="table-column">
      <style:table-column-properties fo:break-before="auto" style:column-width="11.963cm"/>
    </style:style>
    <style:style style:name="co116" style:family="table-column">
      <style:table-column-properties fo:break-before="auto" style:column-width="8.818cm"/>
    </style:style>
    <style:style style:name="co117" style:family="table-column">
      <style:table-column-properties fo:break-before="auto" style:column-width="7.848cm"/>
    </style:style>
    <style:style style:name="co118" style:family="table-column">
      <style:table-column-properties fo:break-before="auto" style:column-width="6.611cm"/>
    </style:style>
    <style:style style:name="co119" style:family="table-column">
      <style:table-column-properties fo:break-before="auto" style:column-width="9.236cm"/>
    </style:style>
    <style:style style:name="co120" style:family="table-column">
      <style:table-column-properties fo:break-before="auto" style:column-width="9.61cm"/>
    </style:style>
    <style:style style:name="co121" style:family="table-column">
      <style:table-column-properties fo:break-before="auto" style:column-width="8.895cm"/>
    </style:style>
    <style:style style:name="co122" style:family="table-column">
      <style:table-column-properties fo:break-before="auto" style:column-width="14.894cm"/>
    </style:style>
    <style:style style:name="co123" style:family="table-column">
      <style:table-column-properties fo:break-before="auto" style:column-width="8.01cm"/>
    </style:style>
    <style:style style:name="co124" style:family="table-column">
      <style:table-column-properties fo:break-before="auto" style:column-width="7.398cm"/>
    </style:style>
    <style:style style:name="co125" style:family="table-column">
      <style:table-column-properties fo:break-before="auto" style:column-width="6.981cm"/>
    </style:style>
    <style:style style:name="co126" style:family="table-column">
      <style:table-column-properties fo:break-before="auto" style:column-width="9.043cm"/>
    </style:style>
    <style:style style:name="co127" style:family="table-column">
      <style:table-column-properties fo:break-before="auto" style:column-width="8.636cm"/>
    </style:style>
    <style:style style:name="co128" style:family="table-column">
      <style:table-column-properties fo:break-before="auto" style:column-width="10.361cm"/>
    </style:style>
    <style:style style:name="co129" style:family="table-column">
      <style:table-column-properties fo:break-before="auto" style:column-width="9.694cm"/>
    </style:style>
    <style:style style:name="co130" style:family="table-column">
      <style:table-column-properties fo:break-before="auto" style:column-width="10.336cm"/>
    </style:style>
    <style:style style:name="co131" style:family="table-column">
      <style:table-column-properties fo:break-before="auto" style:column-width="8.341cm"/>
    </style:style>
    <style:style style:name="co132" style:family="table-column">
      <style:table-column-properties fo:break-before="auto" style:column-width="11.546cm"/>
    </style:style>
    <style:style style:name="co133" style:family="table-column">
      <style:table-column-properties fo:break-before="auto" style:column-width="10.73cm"/>
    </style:style>
    <style:style style:name="co134" style:family="table-column">
      <style:table-column-properties fo:break-before="auto" style:column-width="11.056cm"/>
    </style:style>
    <style:style style:name="co135" style:family="table-column">
      <style:table-column-properties fo:break-before="auto" style:column-width="10.306cm"/>
    </style:style>
    <style:style style:name="co136" style:family="table-column">
      <style:table-column-properties fo:break-before="auto" style:column-width="15.931cm"/>
    </style:style>
    <style:style style:name="co137" style:family="table-column">
      <style:table-column-properties fo:break-before="auto" style:column-width="9.476cm"/>
    </style:style>
    <style:style style:name="co138" style:family="table-column">
      <style:table-column-properties fo:break-before="auto" style:column-width="8.768cm"/>
    </style:style>
    <style:style style:name="co139" style:family="table-column">
      <style:table-column-properties fo:break-before="auto" style:column-width="9.613cm"/>
    </style:style>
    <style:style style:name="co140" style:family="table-column">
      <style:table-column-properties fo:break-before="auto" style:column-width="15.168cm"/>
    </style:style>
    <style:style style:name="co141" style:family="table-column">
      <style:table-column-properties fo:break-before="auto" style:column-width="10.832cm"/>
    </style:style>
    <style:style style:name="co142" style:family="table-column">
      <style:table-column-properties fo:break-before="auto" style:column-width="8.961cm"/>
    </style:style>
    <style:style style:name="co143" style:family="table-column">
      <style:table-column-properties fo:break-before="auto" style:column-width="8.585cm"/>
    </style:style>
    <style:style style:name="co144" style:family="table-column">
      <style:table-column-properties fo:break-before="auto" style:column-width="8.929cm"/>
    </style:style>
    <style:style style:name="co145" style:family="table-column">
      <style:table-column-properties fo:break-before="auto" style:column-width="11.765cm"/>
    </style:style>
    <style:style style:name="co146" style:family="table-column">
      <style:table-column-properties fo:break-before="auto" style:column-width="10.647cm"/>
    </style:style>
    <style:style style:name="co147" style:family="table-column">
      <style:table-column-properties fo:break-before="auto" style:column-width="13.861cm"/>
    </style:style>
    <style:style style:name="co148" style:family="table-column">
      <style:table-column-properties fo:break-before="auto" style:column-width="10.957cm"/>
    </style:style>
    <style:style style:name="co149" style:family="table-column">
      <style:table-column-properties fo:break-before="auto" style:column-width="9.297cm"/>
    </style:style>
    <style:style style:name="co150" style:family="table-column">
      <style:table-column-properties fo:break-before="auto" style:column-width="9.523cm"/>
    </style:style>
    <style:style style:name="co151" style:family="table-column">
      <style:table-column-properties fo:break-before="auto" style:column-width="14.676cm"/>
    </style:style>
    <style:style style:name="co152" style:family="table-column">
      <style:table-column-properties fo:break-before="auto" style:column-width="7.652cm"/>
    </style:style>
    <style:style style:name="co153" style:family="table-column">
      <style:table-column-properties fo:break-before="auto" style:column-width="8.087cm"/>
    </style:style>
    <style:style style:name="co154" style:family="table-column">
      <style:table-column-properties fo:break-before="auto" style:column-width="11.03cm"/>
    </style:style>
    <style:style style:name="co155" style:family="table-column">
      <style:table-column-properties fo:break-before="auto" style:column-width="10.717cm"/>
    </style:style>
    <style:style style:name="co156" style:family="table-column">
      <style:table-column-properties fo:break-before="auto" style:column-width="8.442cm"/>
    </style:style>
    <style:style style:name="co157" style:family="table-column">
      <style:table-column-properties fo:break-before="auto" style:column-width="9.91cm"/>
    </style:style>
    <style:style style:name="co158" style:family="table-column">
      <style:table-column-properties fo:break-before="auto" style:column-width="6.186cm"/>
    </style:style>
    <style:style style:name="co159" style:family="table-column">
      <style:table-column-properties fo:break-before="auto" style:column-width="12.418cm"/>
    </style:style>
    <style:style style:name="co160" style:family="table-column">
      <style:table-column-properties fo:break-before="auto" style:column-width="10.266cm"/>
    </style:style>
    <style:style style:name="co161" style:family="table-column">
      <style:table-column-properties fo:break-before="auto" style:column-width="8.904cm"/>
    </style:style>
    <style:style style:name="co162" style:family="table-column">
      <style:table-column-properties fo:break-before="auto" style:column-width="11.873cm"/>
    </style:style>
    <style:style style:name="co163" style:family="table-column">
      <style:table-column-properties fo:break-before="auto" style:column-width="9.885cm"/>
    </style:style>
    <style:style style:name="co164" style:family="table-column">
      <style:table-column-properties fo:break-before="auto" style:column-width="13.561cm"/>
    </style:style>
    <style:style style:name="co165" style:family="table-column">
      <style:table-column-properties fo:break-before="auto" style:column-width="8.987cm"/>
    </style:style>
    <style:style style:name="co166" style:family="table-column">
      <style:table-column-properties fo:break-before="auto" style:column-width="14.187cm"/>
    </style:style>
    <style:style style:name="co167" style:family="table-column">
      <style:table-column-properties fo:break-before="auto" style:column-width="12.989cm"/>
    </style:style>
    <style:style style:name="co168" style:family="table-column">
      <style:table-column-properties fo:break-before="auto" style:column-width="11.192cm"/>
    </style:style>
    <style:style style:name="co169" style:family="table-column">
      <style:table-column-properties fo:break-before="auto" style:column-width="12.444cm"/>
    </style:style>
    <style:style style:name="co170" style:family="table-column">
      <style:table-column-properties fo:break-before="auto" style:column-width="6.558cm"/>
    </style:style>
    <style:style style:name="co171" style:family="table-column">
      <style:table-column-properties fo:break-before="auto" style:column-width="10.892cm"/>
    </style:style>
    <style:style style:name="co172" style:family="table-column">
      <style:table-column-properties fo:break-before="auto" style:column-width="11.22cm"/>
    </style:style>
    <style:style style:name="co173" style:family="table-column">
      <style:table-column-properties fo:break-before="auto" style:column-width="8.714cm"/>
    </style:style>
    <style:style style:name="co174" style:family="table-column">
      <style:table-column-properties fo:break-before="auto" style:column-width="9.74cm"/>
    </style:style>
    <style:style style:name="co175" style:family="table-column">
      <style:table-column-properties fo:break-before="auto" style:column-width="9.581cm"/>
    </style:style>
    <style:style style:name="co176" style:family="table-column">
      <style:table-column-properties fo:break-before="auto" style:column-width="8.516cm"/>
    </style:style>
    <style:style style:name="co177" style:family="table-column">
      <style:table-column-properties fo:break-before="auto" style:column-width="12.829cm"/>
    </style:style>
    <style:style style:name="co178" style:family="table-column">
      <style:table-column-properties fo:break-before="auto" style:column-width="13.153cm"/>
    </style:style>
    <style:style style:name="co179" style:family="table-column">
      <style:table-column-properties fo:break-before="auto" style:column-width="8.849cm"/>
    </style:style>
    <style:style style:name="co180" style:family="table-column">
      <style:table-column-properties fo:break-before="auto" style:column-width="9.804cm"/>
    </style:style>
    <style:style style:name="co181" style:family="table-column">
      <style:table-column-properties fo:break-before="auto" style:column-width="9.163cm"/>
    </style:style>
    <style:style style:name="co182" style:family="table-column">
      <style:table-column-properties fo:break-before="auto" style:column-width="7.216cm"/>
    </style:style>
    <style:style style:name="co183" style:family="table-column">
      <style:table-column-properties fo:break-before="auto" style:column-width="4.817cm"/>
    </style:style>
    <style:style style:name="co184" style:family="table-column">
      <style:table-column-properties fo:break-before="auto" style:column-width="14.025cm"/>
    </style:style>
    <style:style style:name="co185" style:family="table-column">
      <style:table-column-properties fo:break-before="auto" style:column-width="9.83cm"/>
    </style:style>
    <style:style style:name="co186" style:family="table-column">
      <style:table-column-properties fo:break-before="auto" style:column-width="13.965cm"/>
    </style:style>
    <style:style style:name="co187" style:family="table-column">
      <style:table-column-properties fo:break-before="auto" style:column-width="9.7cm"/>
    </style:style>
    <style:style style:name="co188" style:family="table-column">
      <style:table-column-properties fo:break-before="auto" style:column-width="11.001cm"/>
    </style:style>
    <style:style style:name="co189" style:family="table-column">
      <style:table-column-properties fo:break-before="auto" style:column-width="6.671cm"/>
    </style:style>
    <style:style style:name="co190" style:family="table-column">
      <style:table-column-properties fo:break-before="auto" style:column-width="9.232cm"/>
    </style:style>
    <style:style style:name="co191" style:family="table-column">
      <style:table-column-properties fo:break-before="auto" style:column-width="4.808cm"/>
    </style:style>
    <style:style style:name="co192" style:family="table-column">
      <style:table-column-properties fo:break-before="auto" style:column-width="5.218cm"/>
    </style:style>
    <style:style style:name="co193" style:family="table-column">
      <style:table-column-properties fo:break-before="auto" style:column-width="4.683cm"/>
    </style:style>
    <style:style style:name="co194" style:family="table-column">
      <style:table-column-properties fo:break-before="auto" style:column-width="6.126cm"/>
    </style:style>
    <style:style style:name="co195" style:family="table-column">
      <style:table-column-properties fo:break-before="auto" style:column-width="2.258cm"/>
    </style:style>
    <style:style style:name="ro1" style:family="table-row">
      <style:table-row-properties style:row-height="0.547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4.7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15" style:family="table-cell" style:parent-style-name="Excel_20_Built-in_20_Normal">
      <style:table-cell-properties fo:background-color="#ff972f"/>
    </style:style>
    <style:style style:name="ce22" style:family="table-cell" style:parent-style-name="Excel_20_Built-in_20_Normal">
      <style:table-cell-properties fo:background-color="#ff860d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ff860d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Excel_20_Built-in_20_Normal">
      <style:table-cell-properties fo:background-color="transparent"/>
    </style:style>
    <style:style style:name="ce60" style:family="table-cell" style:parent-style-name="Default">
      <style:table-cell-properties fo:background-color="transparent"/>
    </style:style>
    <style:style style:name="ce296" style:family="table-cell" style:parent-style-name="Excel_20_Built-in_20_Normal" style:data-style-name="N60">
      <style:table-cell-properties fo:background-color="transparent"/>
    </style:style>
    <style:style style:name="ce93" style:family="table-cell" style:parent-style-name="Excel_20_Built-in_20_Normal" style:data-style-name="N6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6" style:family="table-cell" style:parent-style-name="Excel_20_Built-in_20_Normal" style:data-style-name="N60"/>
    <style:style style:name="ce223" style:family="table-cell" style:parent-style-name="Excel_20_Built-in_20_Normal" style:data-style-name="N60">
      <style:table-cell-properties fo:background-color="#f6f9d4"/>
    </style:style>
    <style:style style:name="ce224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6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6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61"/>
    <style:style style:name="ce230" style:family="table-cell" style:parent-style-name="Excel_20_Built-in_20_Normal" style:data-style-name="N6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6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60"/>
    <style:style style:name="ce241" style:family="table-cell" style:parent-style-name="Excel_20_Built-in_20_Normal" style:data-style-name="N6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ext-properties fo:language="en" fo:country="US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64"/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6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61">
      <style:table-cell-properties fo:background-color="#b4c7dc"/>
    </style:style>
    <style:style style:name="ce251" style:family="table-cell" style:parent-style-name="Excel_20_Built-in_20_Normal" style:data-style-name="N6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6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6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071c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cm"/>
    </style:style>
    <style:style style:name="ce264" style:family="table-cell" style:parent-style-name="Excel_20_Built-in_20_Normal" style:data-style-name="N6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6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6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61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63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60">
      <style:table-cell-properties fo:padding="0.071cm"/>
    </style:style>
    <style:style style:name="ce274" style:family="table-cell" style:parent-style-name="Default">
      <style:table-cell-properties fo:wrap-option="wrap" fo:padding="0.071c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6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6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63"/>
    <style:style style:name="ce281" style:family="table-cell" style:parent-style-name="Excel_20_Built-in_20_Normal" style:data-style-name="N6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6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61">
      <style:table-cell-properties fo:background-color="#ffffff"/>
    </style:style>
    <style:style style:name="ce106" style:family="table-cell" style:parent-style-name="Default">
      <style:text-properties fo:font-weight="bold" style:font-weight-asian="bold" style:font-weight-complex="bold"/>
    </style:style>
    <style:style style:name="ce108" style:family="table-cell" style:parent-style-name="Default">
      <style:text-properties style:font-name-complex="Arial"/>
    </style:style>
    <style:style style:name="ce96" style:family="table-cell" style:parent-style-name="Excel_20_Built-in_20_Normal">
      <style:table-cell-properties fo:background-color="#ffff00"/>
    </style:style>
    <style:style style:name="ce97" style:family="table-cell" style:parent-style-name="Excel_20_Built-in_20_Normal" style:data-style-name="N60">
      <style:table-cell-properties fo:background-color="#ffff00"/>
    </style:style>
    <style:style style:name="ce102" style:family="table-cell" style:parent-style-name="Excel_20_Built-in_20_Normal" style:data-style-name="N60">
      <style:table-cell-properties style:text-align-source="fix" style:repeat-content="false"/>
      <style:paragraph-properties fo:text-align="start" fo:margin-left="0cm"/>
    </style:style>
    <style:style style:name="ce98" style:family="table-cell" style:parent-style-name="Excel_20_Built-in_20_Normal" style:data-style-name="N60">
      <style:table-cell-properties fo:background-color="#ffffff"/>
    </style:style>
    <style:style style:name="ce99" style:family="table-cell" style:parent-style-name="Excel_20_Built-in_20_Normal" style:data-style-name="N60">
      <style:table-cell-properties fo:background-color="#ffffa6"/>
    </style:style>
    <style:style style:name="ce117" style:family="table-cell" style:parent-style-name="Excel_20_Built-in_20_Normal" style:data-style-name="N60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Excel_20_Built-in_20_Normal">
      <style:text-properties style:font-name="Liberation Sans" style:font-name-complex="Arial1"/>
    </style:style>
    <style:style style:name="ce90" style:family="table-cell" style:parent-style-name="Excel_20_Built-in_20_Normal">
      <style:table-cell-properties fo:background-color="#3faf46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6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60">
      <style:table-cell-properties fo:background-color="#b4c7dc"/>
    </style:style>
    <style:style style:name="ce132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92" style:family="table-cell" style:parent-style-name="Excel_20_Built-in_20_Normal" style:data-style-name="N6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6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6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6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6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6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60">
      <style:table-cell-properties fo:background-color="#ff99ff" fo:wrap-option="wrap"/>
    </style:style>
    <style:style style:name="ce302" style:family="table-cell" style:parent-style-name="Excel_20_Built-in_20_Normal" style:data-style-name="N6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6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60">
      <style:table-cell-properties fo:background-color="#77bc65" fo:wrap-option="wrap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weight-asian="bold" style:font-weight-complex="bold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6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7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40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default-cell-style-name="ce226"/>
        <table:table-column table:style-name="co9" table:number-columns-repeated="2" table:default-cell-style-name="Excel_20_Built-in_20_Normal"/>
        <table:table-column table:style-name="co10" table:number-columns-repeated="2" table:default-cell-style-name="ce226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9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4" table:default-cell-style-name="ce226"/>
        <table:table-column table:style-name="co15" table:default-cell-style-name="ce226"/>
        <table:table-column table:style-name="co16" table:number-columns-repeated="6" table:default-cell-style-name="ce226"/>
        <table:table-column table:style-name="co17" table:default-cell-style-name="Excel_20_Built-in_20_Normal"/>
        <table:table-column table:style-name="co18" table:default-cell-style-name="ce226"/>
        <table:table-column table:style-name="co19" table:default-cell-style-name="ce226"/>
        <table:table-column table:style-name="co20" table:default-cell-style-name="Excel_20_Built-in_20_Normal"/>
        <table:table-column table:style-name="co11" table:default-cell-style-name="Excel_20_Built-in_20_Normal"/>
        <table:table-column table:style-name="co16" table:default-cell-style-name="ce226"/>
        <table:table-column table:style-name="co21" table:number-columns-repeated="2" table:default-cell-style-name="ce226"/>
        <table:table-column table:style-name="co22" table:default-cell-style-name="ce226"/>
        <table:table-column table:style-name="co11" table:default-cell-style-name="Excel_20_Built-in_20_Normal"/>
        <table:table-column table:style-name="co9" table:default-cell-style-name="ce226"/>
        <table:table-column table:style-name="co23" table:default-cell-style-name="ce226"/>
        <table:table-column table:style-name="co24" table:number-columns-repeated="2" table:default-cell-style-name="ce226"/>
        <table:table-column table:style-name="co16" table:default-cell-style-name="ce226"/>
        <table:table-column table:style-name="co25" table:default-cell-style-name="ce226"/>
        <table:table-column table:style-name="co26" table:default-cell-style-name="ce226"/>
        <table:table-column table:style-name="co10" table:default-cell-style-name="ce226"/>
        <table:table-column table:style-name="co27" table:default-cell-style-name="ce226"/>
        <table:table-column table:style-name="co28" table:default-cell-style-name="ce226"/>
        <table:table-column table:style-name="co28" table:default-cell-style-name="ce219"/>
        <table:table-column table:style-name="co22" table:default-cell-style-name="Excel_20_Built-in_20_Normal"/>
        <table:table-column table:style-name="co29" table:default-cell-style-name="Excel_20_Built-in_20_Normal"/>
        <table:table-column table:style-name="co30" table:default-cell-style-name="ce226"/>
        <table:table-column table:style-name="co31" table:number-columns-repeated="2" table:default-cell-style-name="ce226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33" table:default-cell-style-name="ce226"/>
        <table:table-column table:style-name="co34" table:number-columns-repeated="3" table:default-cell-style-name="ce226"/>
        <table:table-column table:style-name="co28" table:default-cell-style-name="ce226"/>
        <table:table-column table:style-name="co28" table:default-cell-style-name="ce219"/>
        <table:table-column table:style-name="co35" table:default-cell-style-name="Excel_20_Built-in_20_Normal"/>
        <table:table-column table:style-name="co36" table:default-cell-style-name="ce226"/>
        <table:table-column table:style-name="co28" table:default-cell-style-name="ce226"/>
        <table:table-column table:style-name="co28" table:default-cell-style-name="ce219"/>
        <table:table-column table:style-name="co9" table:default-cell-style-name="Excel_20_Built-in_20_Normal"/>
        <table:table-column table:style-name="co37" table:default-cell-style-name="ce226"/>
        <table:table-column table:style-name="co25" table:number-columns-repeated="2" table:default-cell-style-name="ce226"/>
        <table:table-column table:style-name="co38" table:default-cell-style-name="Excel_20_Built-in_20_Normal"/>
        <table:table-column table:style-name="co25" table:default-cell-style-name="ce226"/>
        <table:table-column table:style-name="co9" table:default-cell-style-name="Excel_20_Built-in_20_Normal"/>
        <table:table-column table:style-name="co38" table:default-cell-style-name="Excel_20_Built-in_20_Normal"/>
        <table:table-column table:style-name="co18" table:default-cell-style-name="ce226"/>
        <table:table-column table:style-name="co38" table:number-columns-repeated="2" table:default-cell-style-name="Excel_20_Built-in_20_Normal"/>
        <table:table-column table:style-name="co9" table:number-columns-repeated="2" table:default-cell-style-name="Excel_20_Built-in_20_Normal"/>
        <table:table-column table:style-name="co28" table:default-cell-style-name="ce219"/>
        <table:table-column table:style-name="co10" table:default-cell-style-name="Excel_20_Built-in_20_Normal"/>
        <table:table-column table:style-name="co39" table:number-columns-repeated="3" table:default-cell-style-name="Excel_20_Built-in_20_Normal"/>
        <table:table-column table:style-name="co39" table:default-cell-style-name="ce226"/>
        <table:table-column table:style-name="co25" table:default-cell-style-name="ce226"/>
        <table:table-column table:style-name="co40" table:default-cell-style-name="Excel_20_Built-in_20_Normal"/>
        <table:table-column table:style-name="co28" table:default-cell-style-name="ce219"/>
        <table:table-column table:style-name="co41" table:default-cell-style-name="ce219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2" table:default-cell-style-name="ce226"/>
        <table:table-column table:style-name="co23" table:default-cell-style-name="ce226"/>
        <table:table-column table:style-name="co23" table:default-cell-style-name="Excel_20_Built-in_20_Normal"/>
        <table:table-column table:style-name="co45" table:default-cell-style-name="ce226"/>
        <table:table-column table:style-name="co46" table:default-cell-style-name="ce226"/>
        <table:table-column table:style-name="co47" table:default-cell-style-name="ce226"/>
        <table:table-column table:style-name="co48" table:number-columns-repeated="4" table:default-cell-style-name="ce226"/>
        <table:table-column table:style-name="co5" table:default-cell-style-name="ce226"/>
        <table:table-column table:style-name="co35" table:default-cell-style-name="Excel_20_Built-in_20_Normal"/>
        <table:table-column table:style-name="co49" table:default-cell-style-name="Excel_20_Built-in_20_Normal"/>
        <table:table-column table:style-name="co50" table:default-cell-style-name="Excel_20_Built-in_20_Normal"/>
        <table:table-column table:style-name="co51" table:default-cell-style-name="Excel_20_Built-in_20_Normal"/>
        <table:table-column table:style-name="co52" table:default-cell-style-name="ce226"/>
        <table:table-column table:style-name="co53" table:default-cell-style-name="ce226"/>
        <table:table-column table:style-name="co54" table:default-cell-style-name="ce226"/>
        <table:table-column table:style-name="co55" table:default-cell-style-name="ce226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6" table:default-cell-style-name="ce226"/>
        <table:table-column table:style-name="co23" table:default-cell-style-name="ce226"/>
        <table:table-column table:style-name="co58" table:default-cell-style-name="Excel_20_Built-in_20_Normal"/>
        <table:table-column table:style-name="co59" table:default-cell-style-name="Excel_20_Built-in_20_Normal"/>
        <table:table-column table:style-name="co60" table:default-cell-style-name="Excel_20_Built-in_20_Normal"/>
        <table:table-column table:style-name="co61" table:default-cell-style-name="Excel_20_Built-in_20_Normal"/>
        <table:table-column table:style-name="co62" table:default-cell-style-name="ce226"/>
        <table:table-column table:style-name="co25" table:default-cell-style-name="ce226"/>
        <table:table-column table:style-name="co63" table:default-cell-style-name="Excel_20_Built-in_20_Normal"/>
        <table:table-column table:style-name="co56" table:default-cell-style-name="Excel_20_Built-in_20_Normal"/>
        <table:table-column table:style-name="co59" table:default-cell-style-name="Excel_20_Built-in_20_Normal"/>
        <table:table-column table:style-name="co64" table:default-cell-style-name="Excel_20_Built-in_20_Normal"/>
        <table:table-column table:style-name="co25" table:default-cell-style-name="ce226"/>
        <table:table-column table:style-name="co65" table:default-cell-style-name="Excel_20_Built-in_20_Normal"/>
        <table:table-column table:style-name="co66" table:default-cell-style-name="ce226"/>
        <table:table-column table:style-name="co67" table:default-cell-style-name="Excel_20_Built-in_20_Normal"/>
        <table:table-column table:style-name="co25" table:default-cell-style-name="ce226"/>
        <table:table-column table:style-name="co68" table:default-cell-style-name="Excel_20_Built-in_20_Normal"/>
        <table:table-column table:style-name="co25" table:number-columns-repeated="2" table:default-cell-style-name="ce226"/>
        <table:table-column table:style-name="co69" table:default-cell-style-name="Excel_20_Built-in_20_Normal"/>
        <table:table-column table:style-name="co23" table:number-columns-repeated="2" table:default-cell-style-name="ce226"/>
        <table:table-column table:style-name="co70" table:default-cell-style-name="ce226"/>
        <table:table-column table:style-name="co71" table:default-cell-style-name="ce226"/>
        <table:table-column table:style-name="co72" table:default-cell-style-name="Excel_20_Built-in_20_Normal"/>
        <table:table-column table:style-name="co73" table:default-cell-style-name="Excel_20_Built-in_20_Normal"/>
        <table:table-column table:style-name="co43" table:default-cell-style-name="ce226"/>
        <table:table-column table:style-name="co37" table:default-cell-style-name="ce226"/>
        <table:table-column table:style-name="co44" table:default-cell-style-name="ce226"/>
        <table:table-column table:style-name="co74" table:default-cell-style-name="ce226"/>
        <table:table-column table:style-name="co75" table:number-columns-repeated="2" table:default-cell-style-name="ce226"/>
        <table:table-column table:style-name="co23" table:number-columns-repeated="2" table:default-cell-style-name="ce226"/>
        <table:table-column table:style-name="co76" table:default-cell-style-name="Excel_20_Built-in_20_Normal"/>
        <table:table-column table:style-name="co11" table:default-cell-style-name="Excel_20_Built-in_20_Normal"/>
        <table:table-column table:style-name="co77" table:number-columns-repeated="3" table:default-cell-style-name="Excel_20_Built-in_20_Normal"/>
        <table:table-column table:style-name="co25" table:number-columns-repeated="2" table:default-cell-style-name="ce226"/>
        <table:table-column table:style-name="co78" table:number-columns-repeated="2" table:default-cell-style-name="ce226"/>
        <table:table-column table:style-name="co79" table:default-cell-style-name="ce226"/>
        <table:table-column table:style-name="co80" table:default-cell-style-name="ce226"/>
        <table:table-column table:style-name="co81" table:default-cell-style-name="ce226"/>
        <table:table-column table:style-name="co82" table:default-cell-style-name="ce226"/>
        <table:table-column table:style-name="co78" table:default-cell-style-name="Excel_20_Built-in_20_Normal"/>
        <table:table-column table:style-name="co83" table:default-cell-style-name="Excel_20_Built-in_20_Normal"/>
        <table:table-column table:style-name="co73" table:default-cell-style-name="Excel_20_Built-in_20_Normal"/>
        <table:table-column table:style-name="co75" table:default-cell-style-name="ce226"/>
        <table:table-column table:style-name="co84" table:default-cell-style-name="ce226"/>
        <table:table-column table:style-name="co85" table:default-cell-style-name="ce226"/>
        <table:table-column table:style-name="co21" table:default-cell-style-name="ce226"/>
        <table:table-column table:style-name="co73" table:default-cell-style-name="Excel_20_Built-in_20_Normal"/>
        <table:table-column table:style-name="co18" table:default-cell-style-name="ce226"/>
        <table:table-column table:style-name="co86" table:default-cell-style-name="Excel_20_Built-in_20_Normal"/>
        <table:table-column table:style-name="co86" table:default-cell-style-name="ce226"/>
        <table:table-column table:style-name="co35" table:default-cell-style-name="Excel_20_Built-in_20_Normal"/>
        <table:table-column table:style-name="co87" table:default-cell-style-name="Excel_20_Built-in_20_Normal"/>
        <table:table-column table:style-name="co88" table:default-cell-style-name="Excel_20_Built-in_20_Normal"/>
        <table:table-column table:style-name="co89" table:default-cell-style-name="Excel_20_Built-in_20_Normal"/>
        <table:table-column table:style-name="co90" table:default-cell-style-name="ce226"/>
        <table:table-column table:style-name="co8" table:default-cell-style-name="ce226"/>
        <table:table-column table:style-name="co40" table:number-columns-repeated="2" table:default-cell-style-name="Excel_20_Built-in_20_Normal"/>
        <table:table-column table:style-name="co47" table:default-cell-style-name="Excel_20_Built-in_20_Normal"/>
        <table:table-column table:style-name="co91" table:default-cell-style-name="ce226"/>
        <table:table-column table:style-name="co87" table:default-cell-style-name="Excel_20_Built-in_20_Normal"/>
        <table:table-column table:style-name="co92" table:number-columns-repeated="2" table:default-cell-style-name="Excel_20_Built-in_20_Normal"/>
        <table:table-column table:style-name="co93" table:default-cell-style-name="Excel_20_Built-in_20_Normal"/>
        <table:table-column table:style-name="co41" table:number-columns-repeated="2" table:default-cell-style-name="Excel_20_Built-in_20_Normal"/>
        <table:table-column table:style-name="co94" table:default-cell-style-name="ce233"/>
        <table:table-column table:style-name="co95" table:default-cell-style-name="ce233"/>
        <table:table-column table:style-name="co96" table:default-cell-style-name="ce233"/>
        <table:table-column table:style-name="co95" table:number-columns-repeated="2" table:default-cell-style-name="ce233"/>
        <table:table-column table:style-name="co97" table:default-cell-style-name="Excel_20_Built-in_20_Normal"/>
        <table:table-column table:style-name="co98" table:default-cell-style-name="ce226"/>
        <table:table-column table:style-name="co62" table:default-cell-style-name="ce226"/>
        <table:table-column table:style-name="co23" table:number-columns-repeated="2" table:default-cell-style-name="ce226"/>
        <table:table-column table:style-name="co86" table:default-cell-style-name="Excel_20_Built-in_20_Normal"/>
        <table:table-column table:style-name="co99" table:default-cell-style-name="Excel_20_Built-in_20_Normal"/>
        <table:table-column table:style-name="co99" table:default-cell-style-name="ce226"/>
        <table:table-column table:style-name="co52" table:default-cell-style-name="ce226"/>
        <table:table-column table:style-name="co89" table:default-cell-style-name="ce226"/>
        <table:table-column table:style-name="co100" table:default-cell-style-name="Excel_20_Built-in_20_Normal"/>
        <table:table-column table:style-name="co101" table:default-cell-style-name="ce226"/>
        <table:table-column table:style-name="co102" table:number-columns-repeated="4" table:default-cell-style-name="ce226"/>
        <table:table-column table:style-name="co102" table:default-cell-style-name="Excel_20_Built-in_20_Normal"/>
        <table:table-column table:style-name="co71" table:default-cell-style-name="Excel_20_Built-in_20_Normal"/>
        <table:table-column table:style-name="co103" table:default-cell-style-name="Excel_20_Built-in_20_Normal"/>
        <table:table-column table:style-name="co104" table:default-cell-style-name="Excel_20_Built-in_20_Normal"/>
        <table:table-column table:style-name="co105" table:default-cell-style-name="ce226"/>
        <table:table-column table:style-name="co5" table:default-cell-style-name="ce226"/>
        <table:table-column table:style-name="co73" table:default-cell-style-name="Excel_20_Built-in_20_Normal"/>
        <table:table-column table:style-name="co23" table:default-cell-style-name="ce226"/>
        <table:table-column table:style-name="co106" table:default-cell-style-name="ce226"/>
        <table:table-column table:style-name="co41" table:default-cell-style-name="ce226"/>
        <table:table-column table:style-name="co15" table:number-columns-repeated="2" table:default-cell-style-name="ce226"/>
        <table:table-column table:style-name="co25" table:default-cell-style-name="ce226"/>
        <table:table-column table:style-name="co23" table:default-cell-style-name="ce226"/>
        <table:table-column table:style-name="co107" table:default-cell-style-name="ce226"/>
        <table:table-column table:style-name="co28" table:number-columns-repeated="2" table:default-cell-style-name="ce226"/>
        <table:table-column table:style-name="co108" table:default-cell-style-name="ce226"/>
        <table:table-column table:style-name="co28" table:number-columns-repeated="10" table:default-cell-style-name="ce226"/>
        <table:table-column table:style-name="co28" table:default-cell-style-name="ce219"/>
        <table:table-column table:style-name="co50" table:default-cell-style-name="Excel_20_Built-in_20_Normal"/>
        <table:table-column table:style-name="co109" table:default-cell-style-name="ce226"/>
        <table:table-column table:style-name="co110" table:default-cell-style-name="Excel_20_Built-in_20_Normal"/>
        <table:table-column table:style-name="co31" table:default-cell-style-name="Excel_20_Built-in_20_Normal"/>
        <table:table-column table:style-name="co68" table:default-cell-style-name="Excel_20_Built-in_20_Normal"/>
        <table:table-column table:style-name="co111" table:default-cell-style-name="ce226"/>
        <table:table-column table:style-name="co112" table:default-cell-style-name="ce226"/>
        <table:table-column table:style-name="co4" table:number-columns-repeated="2" table:default-cell-style-name="ce226"/>
        <table:table-column table:style-name="co113" table:number-columns-repeated="2" table:default-cell-style-name="ce226"/>
        <table:table-column table:style-name="co113" table:default-cell-style-name="Excel_20_Built-in_20_Normal"/>
        <table:table-column table:style-name="co39" table:number-columns-repeated="2" table:default-cell-style-name="ce226"/>
        <table:table-column table:style-name="co114" table:default-cell-style-name="ce226"/>
        <table:table-column table:style-name="co11" table:default-cell-style-name="ce226"/>
        <table:table-column table:style-name="co11" table:default-cell-style-name="Excel_20_Built-in_20_Normal"/>
        <table:table-column table:style-name="co41" table:default-cell-style-name="Excel_20_Built-in_20_Normal"/>
        <table:table-column table:style-name="co71" table:default-cell-style-name="Excel_20_Built-in_20_Normal"/>
        <table:table-column table:style-name="co4" table:number-columns-repeated="4" table:default-cell-style-name="ce226"/>
        <table:table-column table:style-name="co115" table:default-cell-style-name="ce226"/>
        <table:table-column table:style-name="co116" table:default-cell-style-name="Excel_20_Built-in_20_Normal"/>
        <table:table-column table:style-name="co117" table:default-cell-style-name="ce226"/>
        <table:table-column table:style-name="co23" table:default-cell-style-name="ce226"/>
        <table:table-column table:style-name="co41" table:default-cell-style-name="ce226"/>
        <table:table-column table:style-name="co25" table:number-columns-repeated="2" table:default-cell-style-name="ce226"/>
        <table:table-column table:style-name="co27" table:default-cell-style-name="ce226"/>
        <table:table-column table:style-name="co66" table:default-cell-style-name="ce259"/>
        <table:table-column table:style-name="co71" table:default-cell-style-name="ce259"/>
        <table:table-column table:style-name="co118" table:default-cell-style-name="Excel_20_Built-in_20_Normal"/>
        <table:table-column table:style-name="co25" table:default-cell-style-name="ce226"/>
        <table:table-column table:style-name="co119" table:default-cell-style-name="Excel_20_Built-in_20_Normal"/>
        <table:table-column table:style-name="co119" table:default-cell-style-name="ce226"/>
        <table:table-column table:style-name="co39" table:default-cell-style-name="Excel_20_Built-in_20_Normal"/>
        <table:table-column table:style-name="co25" table:default-cell-style-name="ce226"/>
        <table:table-column table:style-name="co40" table:default-cell-style-name="Excel_20_Built-in_20_Normal"/>
        <table:table-column table:style-name="co120" table:default-cell-style-name="ce226"/>
        <table:table-column table:style-name="co25" table:default-cell-style-name="ce226"/>
        <table:table-column table:style-name="co103" table:default-cell-style-name="Excel_20_Built-in_20_Normal"/>
        <table:table-column table:style-name="co101" table:default-cell-style-name="ce226"/>
        <table:table-column table:style-name="co121" table:default-cell-style-name="ce226"/>
        <table:table-column table:style-name="co25" table:number-columns-repeated="3" table:default-cell-style-name="ce226"/>
        <table:table-column table:style-name="co122" table:default-cell-style-name="ce226"/>
        <table:table-column table:style-name="co84" table:default-cell-style-name="ce226"/>
        <table:table-column table:style-name="co23" table:default-cell-style-name="ce226"/>
        <table:table-column table:style-name="co123" table:default-cell-style-name="ce226"/>
        <table:table-column table:style-name="co25" table:default-cell-style-name="ce226"/>
        <table:table-column table:style-name="co71" table:number-columns-repeated="2" table:default-cell-style-name="ce226"/>
        <table:table-column table:style-name="co50" table:default-cell-style-name="Excel_20_Built-in_20_Normal"/>
        <table:table-column table:style-name="co77" table:default-cell-style-name="Excel_20_Built-in_20_Normal"/>
        <table:table-column table:style-name="co25" table:default-cell-style-name="ce226"/>
        <table:table-column table:style-name="co124" table:number-columns-repeated="3" table:default-cell-style-name="ce226"/>
        <table:table-column table:style-name="co125" table:default-cell-style-name="Excel_20_Built-in_20_Normal"/>
        <table:table-column table:style-name="co126" table:default-cell-style-name="ce226"/>
        <table:table-column table:style-name="co127" table:default-cell-style-name="Excel_20_Built-in_20_Normal"/>
        <table:table-column table:style-name="co41" table:number-columns-repeated="3" table:default-cell-style-name="ce226"/>
        <table:table-column table:style-name="co71" table:default-cell-style-name="ce226"/>
        <table:table-column table:style-name="co27" table:default-cell-style-name="ce226"/>
        <table:table-column table:style-name="co128" table:number-columns-repeated="2" table:default-cell-style-name="ce226"/>
        <table:table-column table:style-name="co129" table:default-cell-style-name="ce226"/>
        <table:table-column table:style-name="co25" table:default-cell-style-name="ce226"/>
        <table:table-column table:style-name="co71" table:default-cell-style-name="ce226"/>
        <table:table-column table:style-name="co82" table:default-cell-style-name="ce226"/>
        <table:table-column table:style-name="co25" table:default-cell-style-name="ce226"/>
        <table:table-column table:style-name="co50" table:number-columns-repeated="2" table:default-cell-style-name="Excel_20_Built-in_20_Normal"/>
        <table:table-column table:style-name="co130" table:default-cell-style-name="Excel_20_Built-in_20_Normal"/>
        <table:table-column table:style-name="co131" table:default-cell-style-name="ce226"/>
        <table:table-column table:style-name="co132" table:default-cell-style-name="Excel_20_Built-in_20_Normal"/>
        <table:table-column table:style-name="co77" table:default-cell-style-name="Excel_20_Built-in_20_Normal"/>
        <table:table-column table:style-name="co133" table:default-cell-style-name="ce226"/>
        <table:table-column table:style-name="co134" table:default-cell-style-name="ce226"/>
        <table:table-column table:style-name="co15" table:default-cell-style-name="ce226"/>
        <table:table-column table:style-name="co135" table:default-cell-style-name="Excel_20_Built-in_20_Normal"/>
        <table:table-column table:style-name="co136" table:default-cell-style-name="Excel_20_Built-in_20_Normal"/>
        <table:table-column table:style-name="co50" table:default-cell-style-name="Excel_20_Built-in_20_Normal"/>
        <table:table-column table:style-name="co137" table:default-cell-style-name="Excel_20_Built-in_20_Normal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140" table:number-columns-repeated="2" table:default-cell-style-name="Excel_20_Built-in_20_Normal"/>
        <table:table-column table:style-name="co137" table:default-cell-style-name="Excel_20_Built-in_20_Normal"/>
        <table:table-column table:style-name="co141" table:default-cell-style-name="Excel_20_Built-in_20_Normal"/>
        <table:table-column table:style-name="co77" table:default-cell-style-name="Excel_20_Built-in_20_Normal"/>
        <table:table-column table:style-name="co50" table:number-columns-repeated="2" table:default-cell-style-name="Excel_20_Built-in_20_Normal"/>
        <table:table-column table:style-name="co119" table:default-cell-style-name="ce226"/>
        <table:table-column table:style-name="co50" table:default-cell-style-name="ce226"/>
        <table:table-column table:style-name="co142" table:default-cell-style-name="Excel_20_Built-in_20_Normal"/>
        <table:table-column table:style-name="co143" table:default-cell-style-name="Excel_20_Built-in_20_Normal"/>
        <table:table-column table:style-name="co25" table:default-cell-style-name="Excel_20_Built-in_20_Normal"/>
        <table:table-column table:style-name="co144" table:default-cell-style-name="Excel_20_Built-in_20_Normal"/>
        <table:table-column table:style-name="co145" table:default-cell-style-name="ce226"/>
        <table:table-column table:style-name="co146" table:default-cell-style-name="ce226"/>
        <table:table-column table:style-name="co147" table:default-cell-style-name="ce226"/>
        <table:table-column table:style-name="co25" table:default-cell-style-name="ce226"/>
        <table:table-column table:style-name="co148" table:number-columns-repeated="2" table:default-cell-style-name="Excel_20_Built-in_20_Normal"/>
        <table:table-column table:style-name="co41" table:default-cell-style-name="ce226"/>
        <table:table-column table:style-name="co25" table:default-cell-style-name="ce226"/>
        <table:table-column table:style-name="co23" table:default-cell-style-name="ce226"/>
        <table:table-column table:style-name="co111" table:default-cell-style-name="ce226"/>
        <table:table-column table:style-name="co23" table:number-columns-repeated="3" table:default-cell-style-name="ce226"/>
        <table:table-column table:style-name="co23" table:default-cell-style-name="Excel_20_Built-in_20_Normal"/>
        <table:table-column table:style-name="co11" table:default-cell-style-name="Excel_20_Built-in_20_Normal"/>
        <table:table-column table:style-name="co25" table:number-columns-repeated="4" table:default-cell-style-name="ce226"/>
        <table:table-column table:style-name="co11" table:number-columns-repeated="4" table:default-cell-style-name="Excel_20_Built-in_20_Normal"/>
        <table:table-column table:style-name="co15" table:default-cell-style-name="ce226"/>
        <table:table-column table:style-name="co25" table:number-columns-repeated="4" table:default-cell-style-name="ce226"/>
        <table:table-column table:style-name="co12" table:default-cell-style-name="ce226"/>
        <table:table-column table:style-name="co71" table:number-columns-repeated="2" table:default-cell-style-name="ce226"/>
        <table:table-column table:style-name="co149" table:default-cell-style-name="Excel_20_Built-in_20_Normal"/>
        <table:table-column table:style-name="co150" table:default-cell-style-name="ce226"/>
        <table:table-column table:style-name="co25" table:default-cell-style-name="ce226"/>
        <table:table-column table:style-name="co151" table:default-cell-style-name="ce226"/>
        <table:table-column table:style-name="co28" table:default-cell-style-name="ce219"/>
        <table:table-column table:style-name="co152" table:default-cell-style-name="ce283"/>
        <table:table-column table:style-name="co153" table:default-cell-style-name="ce283"/>
        <table:table-column table:style-name="co28" table:default-cell-style-name="ce219"/>
        <table:table-column table:style-name="co154" table:number-columns-repeated="2" table:default-cell-style-name="ce226"/>
        <table:table-column table:style-name="co5" table:default-cell-style-name="ce226"/>
        <table:table-column table:style-name="co154" table:default-cell-style-name="ce226"/>
        <table:table-column table:style-name="co11" table:number-columns-repeated="2" table:default-cell-style-name="ce226"/>
        <table:table-column table:style-name="co10" table:default-cell-style-name="ce283"/>
        <table:table-column table:style-name="co11" table:default-cell-style-name="ce226"/>
        <table:table-column table:style-name="co154" table:number-columns-repeated="4" table:default-cell-style-name="ce226"/>
        <table:table-column table:style-name="co11" table:number-columns-repeated="6" table:default-cell-style-name="ce226"/>
        <table:table-column table:style-name="co57" table:number-columns-repeated="4" table:default-cell-style-name="ce226"/>
        <table:table-column table:style-name="co10" table:number-columns-repeated="2" table:default-cell-style-name="ce226"/>
        <table:table-column table:style-name="co11" table:number-columns-repeated="3" table:default-cell-style-name="ce226"/>
        <table:table-column table:style-name="co11" table:default-cell-style-name="Excel_20_Built-in_20_Normal"/>
        <table:table-column table:style-name="co10" table:default-cell-style-name="ce226"/>
        <table:table-column table:style-name="co155" table:default-cell-style-name="ce226"/>
        <table:table-column table:style-name="co95" table:default-cell-style-name="ce226"/>
        <table:table-column table:style-name="co25" table:default-cell-style-name="ce226"/>
        <table:table-column table:style-name="co95" table:default-cell-style-name="Excel_20_Built-in_20_Normal"/>
        <table:table-column table:style-name="co25" table:default-cell-style-name="ce226"/>
        <table:table-column table:style-name="co156" table:default-cell-style-name="ce226"/>
        <table:table-column table:style-name="co9" table:number-columns-repeated="2" table:default-cell-style-name="ce226"/>
        <table:table-column table:style-name="co25" table:default-cell-style-name="ce226"/>
        <table:table-column table:style-name="co23" table:default-cell-style-name="ce226"/>
        <table:table-column table:style-name="co157" table:default-cell-style-name="Excel_20_Built-in_20_Normal"/>
        <table:table-column table:style-name="co10" table:default-cell-style-name="ce226"/>
        <table:table-column table:style-name="co28" table:default-cell-style-name="ce219"/>
        <table:table-column table:style-name="co9" table:default-cell-style-name="Excel_20_Built-in_20_Normal"/>
        <table:table-column table:style-name="co158" table:default-cell-style-name="Excel_20_Built-in_20_Normal"/>
        <table:table-column table:style-name="co132" table:default-cell-style-name="Excel_20_Built-in_20_Normal"/>
        <table:table-column table:style-name="co28" table:number-columns-repeated="2" table:default-cell-style-name="Excel_20_Built-in_20_Normal"/>
        <table:table-column table:style-name="co28" table:default-cell-style-name="ce219"/>
        <table:table-column table:style-name="co40" table:default-cell-style-name="ce240"/>
        <table:table-column table:style-name="co159" table:default-cell-style-name="ce240"/>
        <table:table-column table:style-name="co132" table:default-cell-style-name="ce240"/>
        <table:table-column table:style-name="co160" table:default-cell-style-name="ce240"/>
        <table:table-column table:style-name="co161" table:default-cell-style-name="ce240"/>
        <table:table-column table:style-name="co162" table:default-cell-style-name="ce240"/>
        <table:table-column table:style-name="co163" table:default-cell-style-name="ce240"/>
        <table:table-column table:style-name="co40" table:default-cell-style-name="Excel_20_Built-in_20_Normal"/>
        <table:table-column table:style-name="co164" table:default-cell-style-name="ce226"/>
        <table:table-column table:style-name="co117" table:default-cell-style-name="ce226"/>
        <table:table-column table:style-name="co165" table:default-cell-style-name="ce226"/>
        <table:table-column table:style-name="co25" table:number-columns-repeated="2" table:default-cell-style-name="ce226"/>
        <table:table-column table:style-name="co60" table:number-columns-repeated="2" table:default-cell-style-name="Excel_20_Built-in_20_Normal"/>
        <table:table-column table:style-name="co166" table:default-cell-style-name="Excel_20_Built-in_20_Normal"/>
        <table:table-column table:style-name="co110" table:default-cell-style-name="Excel_20_Built-in_20_Normal"/>
        <table:table-column table:style-name="co23" table:number-columns-repeated="2" table:default-cell-style-name="Excel_20_Built-in_20_Normal"/>
        <table:table-column table:style-name="co111" table:default-cell-style-name="ce226"/>
        <table:table-column table:style-name="co167" table:default-cell-style-name="ce226"/>
        <table:table-column table:style-name="co25" table:default-cell-style-name="ce226"/>
        <table:table-column table:style-name="co110" table:default-cell-style-name="Excel_20_Built-in_20_Normal"/>
        <table:table-column table:style-name="co168" table:default-cell-style-name="Excel_20_Built-in_20_Normal"/>
        <table:table-column table:style-name="co169" table:default-cell-style-name="ce226"/>
        <table:table-column table:style-name="co110" table:default-cell-style-name="ce226"/>
        <table:table-column table:style-name="co40" table:default-cell-style-name="ce226"/>
        <table:table-column table:style-name="co170" table:default-cell-style-name="Excel_20_Built-in_20_Normal"/>
        <table:table-column table:style-name="co4" table:default-cell-style-name="ce226"/>
        <table:table-column table:style-name="co111" table:default-cell-style-name="ce226"/>
        <table:table-column table:style-name="co4" table:number-columns-repeated="4" table:default-cell-style-name="ce226"/>
        <table:table-column table:style-name="co134" table:default-cell-style-name="ce226"/>
        <table:table-column table:style-name="co171" table:default-cell-style-name="ce226"/>
        <table:table-column table:style-name="co25" table:number-columns-repeated="2" table:default-cell-style-name="ce226"/>
        <table:table-column table:style-name="co172" table:default-cell-style-name="ce226"/>
        <table:table-column table:style-name="co25" table:number-columns-repeated="2" table:default-cell-style-name="ce226"/>
        <table:table-column table:style-name="co14" table:default-cell-style-name="ce226"/>
        <table:table-column table:style-name="co12" table:default-cell-style-name="ce259"/>
        <table:table-column table:style-name="co173" table:default-cell-style-name="ce259"/>
        <table:table-column table:style-name="co28" table:default-cell-style-name="ce219"/>
        <table:table-column table:style-name="co110" table:default-cell-style-name="Excel_20_Built-in_20_Normal"/>
        <table:table-column table:style-name="co174" table:number-columns-repeated="2" table:default-cell-style-name="Excel_20_Built-in_20_Normal"/>
        <table:table-column table:style-name="co175" table:default-cell-style-name="Excel_20_Built-in_20_Normal"/>
        <table:table-column table:style-name="co25" table:default-cell-style-name="ce226"/>
        <table:table-column table:style-name="co176" table:number-columns-repeated="4" table:default-cell-style-name="ce226"/>
        <table:table-column table:style-name="co177" table:default-cell-style-name="ce226"/>
        <table:table-column table:style-name="co23" table:default-cell-style-name="ce226"/>
        <table:table-column table:style-name="co23" table:default-cell-style-name="Excel_20_Built-in_20_Normal"/>
        <table:table-column table:style-name="co178" table:number-columns-repeated="4" table:default-cell-style-name="Excel_20_Built-in_20_Normal"/>
        <table:table-column table:style-name="co110" table:number-columns-repeated="2" table:default-cell-style-name="Excel_20_Built-in_20_Normal"/>
        <table:table-column table:style-name="co25" table:number-columns-repeated="5" table:default-cell-style-name="ce226"/>
        <table:table-column table:style-name="co24" table:number-columns-repeated="2" table:default-cell-style-name="ce226"/>
        <table:table-column table:style-name="co179" table:default-cell-style-name="ce226"/>
        <table:table-column table:style-name="co25" table:number-columns-repeated="2" table:default-cell-style-name="ce226"/>
        <table:table-column table:style-name="co180" table:number-columns-repeated="2" table:default-cell-style-name="ce226"/>
        <table:table-column table:style-name="co181" table:number-columns-repeated="3" table:default-cell-style-name="ce226"/>
        <table:table-column table:style-name="co176" table:default-cell-style-name="ce226"/>
        <table:table-column table:style-name="co181" table:number-columns-repeated="2" table:default-cell-style-name="ce226"/>
        <table:table-column table:style-name="co182" table:default-cell-style-name="ce226"/>
        <table:table-column table:style-name="co28" table:default-cell-style-name="ce219"/>
        <table:table-column table:style-name="co183" table:default-cell-style-name="ce226"/>
        <table:table-column table:style-name="co184" table:default-cell-style-name="Excel_20_Built-in_20_Normal"/>
        <table:table-column table:style-name="co9" table:default-cell-style-name="Excel_20_Built-in_20_Normal"/>
        <table:table-column table:style-name="co85" table:number-columns-repeated="3" table:default-cell-style-name="ce226"/>
        <table:table-column table:style-name="co178" table:default-cell-style-name="ce226"/>
        <table:table-column table:style-name="co185" table:default-cell-style-name="ce226"/>
        <table:table-column table:style-name="co25" table:number-columns-repeated="3" table:default-cell-style-name="ce226"/>
        <table:table-column table:style-name="co186" table:default-cell-style-name="ce226"/>
        <table:table-column table:style-name="co25" table:default-cell-style-name="ce226"/>
        <table:table-column table:style-name="co187" table:default-cell-style-name="ce226"/>
        <table:table-column table:style-name="co25" table:default-cell-style-name="ce226"/>
        <table:table-column table:style-name="co28" table:default-cell-style-name="ce293"/>
        <table:table-column table:style-name="co28" table:default-cell-style-name="ce296"/>
        <table:table-column table:style-name="co34" table:default-cell-style-name="ce296"/>
        <table:table-column table:style-name="co188" table:default-cell-style-name="ce296"/>
        <table:table-column table:style-name="co189" table:default-cell-style-name="ce296"/>
        <table:table-column table:style-name="co190" table:default-cell-style-name="ce296"/>
        <table:table-column table:style-name="co185" table:default-cell-style-name="ce296"/>
        <table:table-column table:style-name="co28" table:default-cell-style-name="ce219"/>
        <table:table-column table:style-name="co28" table:default-cell-style-name="ce298"/>
        <table:table-column table:style-name="co191" table:default-cell-style-name="ce298"/>
        <table:table-column table:style-name="co192" table:number-columns-repeated="6" table:default-cell-style-name="ce298"/>
        <table:table-column table:style-name="co193" table:default-cell-style-name="ce298"/>
        <table:table-column table:style-name="co194" table:number-columns-repeated="2" table:default-cell-style-name="ce298"/>
        <table:table-column table:style-name="co194" table:default-cell-style-name="ce302"/>
        <table:table-column table:style-name="co195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115WlooPlymNews72AMN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table:style-name="Excel_20_Built-in_20_Normal" office:value-type="string" calcext:value-type="string">
            <text:p>1136BwestNeasden70A79B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Excel_20_Built-in_20_Normal" office:value-type="string" calcext:value-type="string">
            <text:p>310BParkWoking70B108S15A</text:p>
          </table:table-cell>
          <table:table-cell table:style-name="Excel_20_Built-in_20_Normal" office:value-type="string" calcext:value-type="string">
            <text:p>639WokingChertsey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ce246" office:value-type="string" calcext:value-type="string">
            <text:p>2220FlthamSotonDks70B109S15A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table:style-name="Excel_20_Built-in_20_Normal" office:value-type="string" calcext:value-type="string">
            <text:p>2245FltmGds70B110S15B</text:p>
          </table:table-cell>
          <table:table-cell table:style-name="Excel_20_Built-in_20_Normal" office:value-type="string" calcext:value-type="string">
            <text:p>2245FltmGds70B110S15C</text:p>
          </table:table-cell>
          <table:table-cell table:style-name="ce219"/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10BParkGsport71A322QRR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table:style-name="ce208" office:value-type="string" calcext:value-type="string">
            <text:p>#comment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table:style-name="Default" office:value-type="string" calcext:value-type="string">
            <text:p>225LEWimborneNews72b444T9</text:p>
          </table:table-cell>
          <table:table-cell table:style-name="ce108" office:value-type="string" calcext:value-type="string">
            <text:p><text:span text:style-name="T10">315SalisNewsshunt72B</text:span><text:span text:style-name="T12">444T9</text:span></text:p>
          </table:table-cell>
          <table:table-cell table:style-name="Excel_20_Built-in_20_Normal" office:value-type="string" calcext:value-type="string">
            <text:p><text:span text:style-name="T6">325SalisWmth</text:span>News72B444T9</text:p>
          </table:table-cell>
          <table:table-cell table:style-name="Default" office:value-type="string" calcext:value-type="string">
            <text:p>250LESalisChichester70C214Q1</text:p>
          </table:table-cell>
          <table:table-cell table:style-name="Default" office:value-type="string" calcext:value-type="string">
            <text:p>300SalisAvonmouthgdsBtol36543xx</text:p>
          </table:table-cell>
          <table:table-cell table:style-name="Default" office:value-type="string" calcext:value-type="string">
            <text:p>310LESalisYeovilJct72BN15</text:p>
          </table:table-cell>
          <table:table-cell office:value-type="string" calcext:value-type="string">
            <text:p>335LESalisTrip72B452700</text:p>
          </table:table-cell>
          <table:table-cell table:style-name="Default" office:value-type="string" calcext:value-type="string">
            <text:p>0100LESalisElghgds72B450U</text:p>
          </table:table-cell>
          <table:table-cell table:style-name="Default" office:value-type="string" calcext:value-type="string">
            <text:p>320LESalisWyardshunt72b438S15</text:p>
          </table:table-cell>
          <table:table-cell table:style-name="Default" office:value-type="string" calcext:value-type="string">
            <text:p>405LESalisBstoke72b436N15</text:p>
          </table:table-cell>
          <table:table-cell table:style-name="Default" office:value-type="string" calcext:value-type="string">
            <text:p>445LeMilfordGds72b454700</text:p>
          </table:table-cell>
          <table:table-cell table:style-name="Default" office:value-type="string" calcext:value-type="string">
            <text:p>610LEsaliswloo72b430wc</text:p>
          </table:table-cell>
          <table:table-cell table:style-name="Default" office:value-type="string" calcext:value-type="string">
            <text:p>611LESalisshunt72b447M7</text:p>
          </table:table-cell>
          <table:table-cell table:style-name="Default" office:value-type="string" calcext:value-type="string">
            <text:p>630LESalisBmth72B443T9</text:p>
          </table:table-cell>
          <table:table-cell office:value-type="string" calcext:value-type="string">
            <text:p>650LESalisBtolCardiff38Hall</text:p>
          </table:table-cell>
          <table:table-cell office:value-type="string" calcext:value-type="string">
            <text:p>710LESalisPmth72b445T9</text:p>
          </table:table-cell>
          <table:table-cell office:value-type="string" calcext:value-type="string">
            <text:p>720LESaliswborneGds72b451700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430LESalis3BridgesStonet72b449N</text:p>
          </table:table-cell>
          <table:table-cell office:value-type="string" calcext:value-type="string">
            <text:p>740LESalisXmthJ72B431MN</text:p>
          </table:table-cell>
          <table:table-cell office:value-type="string" calcext:value-type="string">
            <text:p>1230LESalisWloo72b435S15</text:p>
          </table:table-cell>
          <table:table-cell office:value-type="string" calcext:value-type="string">
            <text:p>1235LESalisYvil72B471S15</text:p>
          </table:table-cell>
          <table:table-cell office:value-type="string" calcext:value-type="string">
            <text:p>1315LESalisXmthJ72b475S15</text:p>
          </table:table-cell>
          <table:table-cell office:value-type="string" calcext:value-type="string">
            <text:p>1458GravesendMilk72B432N15</text:p>
          </table:table-cell>
          <table:table-cell table:style-name="ce117" office:value-type="string" calcext:value-type="string">
            <text:p>1458GravesendMilk72B432N15A</text:p>
          </table:table-cell>
          <table:table-cell table:style-name="ce117" office:value-type="string" calcext:value-type="string">
            <text:p>1458GravesendMilk72B432N15B</text:p>
          </table:table-cell>
          <table:table-cell table:style-name="ce118" office:value-type="string" calcext:value-type="string">
            <text:p>1458GravesendMilk72B432N15C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table:style-name="ce283" office:value-type="string" calcext:value-type="string">
            <text:p>345SalisTrip72B452700</text:p>
          </table:table-cell>
          <table:table-cell table:style-name="ce283" office:value-type="string" calcext:value-type="string">
            <text:p>400Eyardshunt72B452700</text:p>
          </table:table-cell>
          <table:table-cell table:style-name="Excel_20_Built-in_20_Normal" office:value-type="string" calcext:value-type="string">
            <text:p>415SalisGds72B452700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23LEBWestBK714F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150wmthBtolGds82BhallA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ce291" office:value-type="string" calcext:value-type="string">
            <text:p>1045Wmthstapilot1366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table:style-name="ce226" office:value-type="string" calcext:value-type="string">
            <text:p>ObsSalis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d</text:p>
          </table:table-cell>
          <table:table-cell table:style-name="ce220" office:value-type="string" calcext:value-type="string">
            <text:p>70A NINE ELMS</text:p>
          </table:table-cell>
          <table:table-cell table:style-name="ce60" office:value-type="string" calcext:value-type="string">
            <text:p>loco duty uncertain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table:style-name="Excel_20_Built-in_20_Normal"/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Excel_20_Built-in_20_Normal" office:value-type="string" calcext:value-type="string">
            <text:p>goods Basingstoke - Woking</text:p>
          </table:table-cell>
          <table:table-cell table:style-name="Excel_20_Built-in_20_Normal" office:value-type="string" calcext:value-type="string">
            <text:p>goods woking chertsey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Default"/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Basingstoke – Allbrook</text:p>
          </table:table-cell>
          <table:table-cell table:style-name="Excel_20_Built-in_20_Normal" office:value-type="string" calcext:value-type="string">
            <text:p>Allbrook-Brockenhurst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Excel_20_Built-in_20_Normal"/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runround at bevois reception 2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picks up 540stock Bmth C</text:p>
          </table:table-cell>
          <table:table-cell table:style-name="Excel_20_Built-in_20_Normal" office:value-type="string" calcext:value-type="string">
            <text:p>light to wmth shed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picks up 2 carriages east yard 2</text:p>
          </table:table-cell>
          <table:table-cell office:value-type="string" calcext:value-type="string">
            <text:p>shunt to downlocal 3 then shunt upside plat1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office:value-type="string" calcext:value-type="string">
            <text:p>215 e yard goods</text:p>
          </table:table-cell>
          <table:table-cell/>
          <table:table-cell office:value-type="string" calcext:value-type="string">
            <text:p>330 yeovil jct. Cant find in ewn</text:p>
          </table:table-cell>
          <table:table-cell table:style-name="ce284" office:value-type="string" calcext:value-type="string">
            <text:p>west to east yard . Then poole gds</text:p>
          </table:table-cell>
          <table:table-cell table:style-name="Default" office:value-type="string" calcext:value-type="string">
            <text:p>2<text:span text:style-name="T5">nd</text:span> road 72b end  in line</text:p>
          </table:table-cell>
          <table:table-cell table:style-name="Default"/>
          <table:table-cell office:value-type="string" calcext:value-type="string">
            <text:p>takes over <text:s/>521 plymotu in eyard</text:p>
          </table:table-cell>
          <table:table-cell office:value-type="string" calcext:value-type="string">
            <text:p>milford then bulford gds</text:p>
          </table:table-cell>
          <table:table-cell table:style-name="ce97"/>
          <table:table-cell table:number-columns-repeated="2" table:style-name="ce97" office:value-type="string" calcext:value-type="string">
            <text:p>no3</text:p>
          </table:table-cell>
          <table:table-cell table:number-columns-repeated="3" table:style-name="Default" office:value-type="string" calcext:value-type="string">
            <text:p>no3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5 am stone</text:p>
          </table:table-cell>
          <table:table-cell table:number-columns-repeated="3"/>
          <table:table-cell office:value-type="string" calcext:value-type="string">
            <text:p>1<text:span text:style-name="T5">st</text:span> in 4 road</text:p>
          </table:table-cell>
          <table:table-cell table:number-columns-repeated="4"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salisbury west to east trip</text:p>
          </table:table-cell>
          <table:table-cell/>
          <table:table-cell table:style-name="Excel_20_Built-in_20_Normal" office:value-type="string" calcext:value-type="string">
            <text:p>72B goods to wim poole Hamwthy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</text:p>
          </table:table-cell>
          <table:table-cell office:value-type="string" calcext:value-type="string">
            <text:p><text:s/>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/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now to wmth 5 conflict with 859 bmth</text:p>
          </table:table-cell>
          <table:table-cell table:style-name="Excel_20_Built-in_20_Normal" office:value-type="string" calcext:value-type="string">
            <text:p>to Wo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 2 versions either transfer in dispose or statio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table:style-name="ce226" office:value-type="string" calcext:value-type="string">
            <text:p>Observer Salisbury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/>
          <table:table-cell table:style-name="ce15" office:value-type="string" calcext:value-type="string">
            <text:p>Trains are shown in depot code and duty order</text:p>
          </table:table-cell>
          <table:table-cell office:value-type="string" calcext:value-type="string">
            <text:p>to salis 3 local detach</text:p>
          </table:table-cell>
          <table:table-cell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 office:value-type="string" calcext:value-type="string">
            <text:p>Thru loco at salisbury 12:23-12:28</text:p>
          </table:table-cell>
          <table:table-cell office:value-type="string" calcext:value-type="string">
            <text:p>non stop to Nine Elms starts Salisbury E yard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. problem as delayed into bmth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. Thru to wloo?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3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table:style-name="Excel_20_Built-in_20_Normal" office:value-type="string" calcext:value-type="string">
            <text:p><text:s/>Bstoke w yard 2</text:p>
          </table:table-cell>
          <table:table-cell table:style-name="Excel_20_Built-in_20_Normal"/>
          <table:table-cell office:value-type="string" calcext:value-type="string">
            <text:p>70B109 uncertain starts Bstoke</text:p>
          </table:table-cell>
          <table:table-cell/>
          <table:table-cell table:style-name="Default" office:value-type="string" calcext:value-type="string">
            <text:p>to Basingstoke w yard down recpn</text:p>
          </table:table-cell>
          <table:table-cell table:style-name="Excel_20_Built-in_20_Normal" office:value-type="string" calcext:value-type="string">
            <text:p>k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style-name="Excel_20_Built-in_20_Normal"/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$forms=1055LEWmth71B384Mn</text:p>
          </table:table-cell>
          <table:table-cell table:style-name="Excel_20_Built-in_20_Normal" office:value-type="string" calcext:value-type="string">
            <text:p>1055LEWmth71B384Mn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 office:value-type="string" calcext:value-type="string">
            <text:p>Reatarded 5 min as blocks incoming</text:p>
          </table:table-cell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Detach 2 for yeovil</text:p>
          </table:table-cell>
          <table:table-cell table:style-name="Excel_20_Built-in_20_Normal" office:value-type="string" calcext:value-type="string">
            <text:p>Old rd from Salisbury 1. Contd&gt;&gt;</text:p>
          </table:table-cell>
          <table:table-cell/>
          <table:table-cell office:value-type="string" calcext:value-type="string">
            <text:p>to fisherton GW yard</text:p>
          </table:table-cell>
          <table:table-cell office:value-type="string" calcext:value-type="string">
            <text:p>to west yard</text:p>
          </table:table-cell>
          <table:table-cell table:style-name="ce96" office:value-type="string" calcext:value-type="string">
            <text:p>1<text:span text:style-name="T5">st</text:span> loco in 72b no1 road</text:p>
          </table:table-cell>
          <table:table-cell office:value-type="string" calcext:value-type="string">
            <text:p>to east yard</text:p>
          </table:table-cell>
          <table:table-cell office:value-type="string" calcext:value-type="string">
            <text:p>2<text:span text:style-name="T5">nd</text:span> road 72b1042 bstoke gds </text:p>
          </table:table-cell>
          <table:table-cell office:value-type="string" calcext:value-type="string">
            <text:p><text:span text:style-name="T6">2</text:span><text:span text:style-name="T15">nd</text:span><text:span text:style-name="T6"> road 72b</text:span></text:p>
          </table:table-cell>
          <table:table-cell table:style-name="ce237" office:value-type="string" calcext:value-type="string">
            <text:p><text:span text:style-name="T6">2</text:span><text:span text:style-name="T15">nd</text:span><text:span text:style-name="T6"> road 72b</text:span></text:p>
          </table:table-cell>
          <table:table-cell office:value-type="string" calcext:value-type="string">
            <text:p>1<text:span text:style-name="T5">st</text:span> in2nd line72b</text:p>
          </table:table-cell>
          <table:table-cell office:value-type="string" calcext:value-type="string">
            <text:p>sta pilot later pass to grately</text:p>
          </table:table-cell>
          <table:table-cell office:value-type="string" calcext:value-type="string">
            <text:p>east sidings for bmth</text:p>
          </table:table-cell>
          <table:table-cell table:style-name="ce97"/>
          <table:table-cell table:style-name="ce98"/>
          <table:table-cell table:style-name="ce98" office:value-type="string" calcext:value-type="string">
            <text:p>to west yard</text:p>
          </table:table-cell>
          <table:table-cell table:style-name="ce97" office:value-type="string" calcext:value-type="string">
            <text:p>1St loco no3road</text:p>
          </table:table-cell>
          <table:table-cell table:number-columns-repeated="4" table:style-name="ce99" office:value-type="string" calcext:value-type="string">
            <text:p>no4</text:p>
          </table:table-cell>
          <table:table-cell table:style-name="ce99" office:value-type="string" calcext:value-type="string">
            <text:p>1<text:span text:style-name="T5">st</text:span> in 4 road</text:p>
          </table:table-cell>
          <table:table-cell office:value-type="string" calcext:value-type="string">
            <text:p>Woking recess</text:p>
          </table:table-cell>
          <table:table-cell office:value-type="string" calcext:value-type="string">
            <text:p>Basingstoke recess</text:p>
          </table:table-cell>
          <table:table-cell office:value-type="string" calcext:value-type="string">
            <text:p>to salisbury recess west bay siding</text:p>
          </table:table-cell>
          <table:table-cell office:value-type="string" calcext:value-type="string">
            <text:p>resume from salisbury</text:p>
          </table:table-cell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345SalisTrip72B452700</text:p>
          </table:table-cell>
          <table:table-cell/>
          <table:table-cell table:style-name="Excel_20_Built-in_20_Normal" office:value-type="string" calcext:value-type="string">
            <text:p>Contd toPoole&gt;&gt;&gt;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dditional column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office:value-type="string" calcext:value-type="string">
            <text:p>via Dorchester West</text:p>
          </table:table-cell>
          <table:table-cell/>
          <table:table-cell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0"/>
          <table:table-cell table:style-name="Excel_20_Built-in_20_Normal" office:value-type="string" calcext:value-type="string">
            <text:p><text:s/>pilot to remove carriages</text:p>
          </table:table-cell>
          <table:table-cell table:style-name="Excel_20_Built-in_20_Normal" table:number-columns-repeated="4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$forms=1035Wmthstapilot1366A$transfer = 805BristolTmwmthHall /take /nonpower</text:p>
          </table:table-cell>
          <table:table-cell table:style-name="Excel_20_Built-in_20_Normal" office:value-type="string" calcext:value-type="string">
            <text:p>detaches bristol ecs in carr <text:s/>siding1</text:p>
          </table:table-cell>
          <table:table-cell table:style-name="Excel_20_Built-in_20_Normal" office:value-type="string" calcext:value-type="string">
            <text:p>RL_1045Wmthstapilot1366</text:p>
          </table:table-cell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4"/>
        </table:table-row>
        <table:table-row-group>
          <table:table-row table:style-name="ro1">
            <table:table-cell table:style-name="ce209" office:value-type="string" calcext:value-type="string">
              <text:p>#path</text:p>
            </table:table-cell>
            <table:table-cell table:number-columns-repeated="2"/>
            <table:table-cell office:value-type="string" calcext:value-type="string">
              <text:p>V4_115WlooPlymNews72AMN</text:p>
            </table:table-cell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V4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V4_1100WlooACE70A6MN</text:p>
            </table:table-cell>
            <table:table-cell office:value-type="string" calcext:value-type="string">
              <text:p>V4_1245TavyGds70A10N15</text:p>
            </table:table-cell>
            <table:table-cell office:value-type="string" calcext:value-type="string">
              <text:p>V4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V4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V4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V4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V4_1635Pullman70A33Mnup</text:p>
            </table:table-cell>
            <table:table-cell table:style-name="Excel_20_Built-in_20_Normal" office:value-type="string" calcext:value-type="string">
              <text:p>V4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V4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table:style-name="ce37" office:value-type="string" calcext:value-type="string">
              <text:p>V4_2315WlooBstoke70A66H15</text:p>
            </table:table-cell>
            <table:table-cell table:style-name="Excel_20_Built-in_20_Normal" office:value-type="string" calcext:value-type="string">
              <text:p>V4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V4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V4_1950DorsetGds70A74H15</text:p>
            </table:table-cell>
            <table:table-cell office:value-type="string" calcext:value-type="string">
              <text:p>V4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table:style-name="Excel_20_Built-in_20_Normal" office:value-type="string" calcext:value-type="string">
              <text:p>V4_1136BwestNeasden70A79B</text:p>
            </table:table-cell>
            <table:table-cell office:value-type="string" calcext:value-type="string">
              <text:p>V4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V4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V4_310BParkWoking70B108S15</text:p>
            </table:table-cell>
            <table:table-cell table:style-name="Excel_20_Built-in_20_Normal" office:value-type="string" calcext:value-type="string">
              <text:p>V4_310BParkWoking70B108S15A</text:p>
            </table:table-cell>
            <table:table-cell table:style-name="Excel_20_Built-in_20_Normal" office:value-type="string" calcext:value-type="string">
              <text:p>V4_639WokingChertsey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office:value-type="string" calcext:value-type="string">
              <text:p>RL_2220FlthamSotonDks70B109S15A</text:p>
            </table:table-cell>
            <table:table-cell table:style-name="Excel_20_Built-in_20_Normal" office:value-type="string" calcext:value-type="string">
              <text:p>V4_2245FltmGds70B110S15</text:p>
            </table:table-cell>
            <table:table-cell table:style-name="Excel_20_Built-in_20_Normal" office:value-type="string" calcext:value-type="string">
              <text:p>V4_2245FltmGds70B110S15A</text:p>
            </table:table-cell>
            <table:table-cell table:style-name="Excel_20_Built-in_20_Normal" office:value-type="string" calcext:value-type="string">
              <text:p>V4_2245FltmGds70B110S15B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 table:style-name="Excel_20_Built-in_20_Normal"/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10BParkGsport71A322QRR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table:style-name="Excel_20_Built-in_20_Normal" office:value-type="string" calcext:value-type="string">
              <text:p>RL_955LE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table:style-name="Excel_20_Built-in_20_Normal" office:value-type="string" calcext:value-type="string">
              <text:p><text:span text:style-name="T6">V4_</text:span><text:span text:style-name="T7">225LEWimborneNews72b444T9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5SalisNewsshunt72B</text:span><text:span text:style-name="T13">444T9</text:span></text:p>
            </table:table-cell>
            <table:table-cell table:style-name="Excel_20_Built-in_20_Normal" office:value-type="string" calcext:value-type="string">
              <text:p>V4_325SalisWmthNews72B444T9</text:p>
            </table:table-cell>
            <table:table-cell table:style-name="Excel_20_Built-in_20_Normal" office:value-type="string" calcext:value-type="string">
              <text:p><text:span text:style-name="T6">V4_</text:span><text:span text:style-name="T7">250LESalisChichester70C214Q1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00SalisAvonmouthgdsBtol36543xx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0LESalisYeovilJct72432BN15</text:span></text:p>
            </table:table-cell>
            <table:table-cell office:value-type="string" calcext:value-type="string">
              <text:p>V4_335LESalisTrip72B452700</text:p>
            </table:table-cell>
            <table:table-cell table:style-name="Excel_20_Built-in_20_Normal" office:value-type="string" calcext:value-type="string">
              <text:p>V4_0100LESalisElghgds72B450U</text:p>
            </table:table-cell>
            <table:table-cell table:style-name="Excel_20_Built-in_20_Normal" office:value-type="string" calcext:value-type="string">
              <text:p><text:span text:style-name="T6">V4_</text:span><text:span text:style-name="T7">320LESalisWyardshunt72b438S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05LESalisBstoke72b436N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45LeMilfordGds72b454700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0LEsaliswloo72b430wc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1LESalisshunt72b447M7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30LESalisBmth72B443T9</text:span></text:p>
            </table:table-cell>
            <table:table-cell table:style-name="Excel_20_Built-in_20_Normal" office:value-type="string" calcext:value-type="string">
              <text:p>V4_650LESalisBtolCardiff38Hall</text:p>
            </table:table-cell>
            <table:table-cell table:style-name="Excel_20_Built-in_20_Normal" office:value-type="string" calcext:value-type="string">
              <text:p>V4_710LESalisPmth72b445T9</text:p>
            </table:table-cell>
            <table:table-cell table:style-name="Excel_20_Built-in_20_Normal" office:value-type="string" calcext:value-type="string">
              <text:p>V4_720LESaliswborneGds72b451700</text:p>
            </table:table-cell>
            <table:table-cell table:style-name="Excel_20_Built-in_20_Normal" office:value-type="string" calcext:value-type="string">
              <text:p>V4_740LESalisExtr72b461MN</text:p>
            </table:table-cell>
            <table:table-cell table:style-name="Excel_20_Built-in_20_Normal" office:value-type="string" calcext:value-type="string">
              <text:p>V4_430LESalis3BridgesStonet72b449N</text:p>
            </table:table-cell>
            <table:table-cell table:style-name="Excel_20_Built-in_20_Normal" office:value-type="string" calcext:value-type="string">
              <text:p>V4_740LESalisXmthJ72B431MN</text:p>
            </table:table-cell>
            <table:table-cell table:style-name="Excel_20_Built-in_20_Normal" office:value-type="string" calcext:value-type="string">
              <text:p>V4_1230LESalisWloo72b435S15</text:p>
            </table:table-cell>
            <table:table-cell table:style-name="Excel_20_Built-in_20_Normal" office:value-type="string" calcext:value-type="string">
              <text:p>V4_1235LESalisYvil72B471S15</text:p>
            </table:table-cell>
            <table:table-cell office:value-type="string" calcext:value-type="string">
              <text:p>V4_1315LESalisXmthJ72b475S15</text:p>
            </table:table-cell>
            <table:table-cell office:value-type="string" calcext:value-type="string">
              <text:p>V4_1458GravesendMilk72B432N15</text:p>
            </table:table-cell>
            <table:table-cell office:value-type="string" calcext:value-type="string">
              <text:p><text:span text:style-name="T6">V4_</text:span><text:span text:style-name="T7">1458GravesendMilk72B432N15A</text:span></text:p>
            </table:table-cell>
            <table:table-cell office:value-type="string" calcext:value-type="string">
              <text:p><text:span text:style-name="T6">V4_</text:span><text:span text:style-name="T7">1458GravesendMilk72B432N15B</text:span></text:p>
            </table:table-cell>
            <table:table-cell office:value-type="string" calcext:value-type="string">
              <text:p><text:span text:style-name="T6">V4_</text:span><text:span text:style-name="T7">1458GravesendMilk72B432N15C</text:span>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table:style-name="ce283" office:value-type="string" calcext:value-type="string">
              <text:p>V4_345SalisTrip72B452700</text:p>
            </table:table-cell>
            <table:table-cell table:style-name="ce283" office:value-type="string" calcext:value-type="string">
              <text:p>V4_400Eyardshunt72B452700</text:p>
            </table:table-cell>
            <table:table-cell table:style-name="Excel_20_Built-in_20_Normal" office:value-type="string" calcext:value-type="string">
              <text:p>V4_415SalisWimbYd72B452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V4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V4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V4_623LEBWestBK714F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150wmthBtolGds82BhallA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7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7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7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8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8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1045Wmthstapilot1366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style-name="ce226" office:value-type="string" calcext:value-type="string">
              <text:p>V4_obsSalisbury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96" office:value-type="string" calcext:value-type="string">
            <text:p>RL_MN35005LE + V4_115WlooPlymNews72AMN</text:p>
          </table:table-cell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5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</text:p>
          </table:table-cell>
          <table:table-cell table:number-columns-repeated="3" office:value-type="string" calcext:value-type="string">
            <text:p>RL_S1530837LE</text:p>
          </table:table-cell>
          <table:table-cell table:number-columns-repeated="2" table:style-name="ce238" office:value-type="string" calcext:value-type="string">
            <text:p>RL_S1530833LE + RLDocksfitted</text:p>
          </table:table-cell>
          <table:table-cell table:number-columns-repeated="3" table:style-name="Excel_20_Built-in_20_Normal" office:value-type="string" calcext:value-type="string">
            <text:p>RL_Nefittedgds</text:p>
          </table:table-cell>
          <table:table-cell table:style-name="Excel_20_Built-in_20_Normal" office:value-type="string" calcext:value-type="string">
            <text:p>RL_NEfittedgds</text:p>
          </table:table-cell>
          <table:table-cell table:style-name="Excel_20_Built-in_20_Normal"/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4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number-columns-repeated="2"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$reverse</text:p>
          </table:table-cell>
          <table:table-cell office:value-type="string" calcext:value-type="string">
            <text:p>RL_M730060LE$reverse + RL_localgds</text:p>
          </table:table-cell>
          <table:table-cell office:value-type="string" calcext:value-type="string">
            <text:p>RL_M730060LE$revers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number-columns-repeated="3" office:value-type="string" calcext:value-type="string">
            <text:p>RL_T9_30707D17</text:p>
          </table:table-cell>
          <table:table-cell office:value-type="string" calcext:value-type="string">
            <text:p>RL_Q1_33023-D03</text:p>
          </table:table-cell>
          <table:table-cell office:value-type="string" calcext:value-type="string">
            <text:p>RL_43xxLE</text:p>
          </table:table-cell>
          <table:table-cell office:value-type="string" calcext:value-type="string">
            <text:p>RL_N1530782LE$revers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S1530833LE</text:p>
          </table:table-cell>
          <table:table-cell office:value-type="string" calcext:value-type="string">
            <text:p>RL_N1530773L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34052_D11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BRHall7903grn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MN35005LE</text:p>
          </table:table-cell>
          <table:table-cell office:value-type="string" calcext:value-type="string">
            <text:p>CCW_BR_N_31813_LE</text:p>
          </table:table-cell>
          <table:table-cell office:value-type="string" calcext:value-type="string">
            <text:p>RL_MN35005LE$reverse</text:p>
          </table:table-cell>
          <table:table-cell office:value-type="string" calcext:value-type="string">
            <text:p>RL_s1530514LE</text:p>
          </table:table-cell>
          <table:table-cell office:value-type="string" calcext:value-type="string">
            <text:p>RL_S1530840LE</text:p>
          </table:table-cell>
          <table:table-cell office:value-type="string" calcext:value-type="string">
            <text:p>RL_S1530837LE</text:p>
          </table:table-cell>
          <table:table-cell table:number-columns-repeated="4"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table:number-columns-repeated="2" table:style-name="ce283" office:value-type="string" calcext:value-type="string">
            <text:p>RL_700_30695D11</text:p>
          </table:table-cell>
          <table:table-cell table:style-name="Excel_20_Built-in_20_Normal" office:value-type="string" calcext:value-type="string">
            <text:p>RL_700_30695D11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table:number-columns-repeated="2"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office:value-type="string" calcext:value-type="string">
            <text:p>RL_4F44102LE + <text:span text:style-name="T16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BRHall7903grn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1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3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93" office:value-type="time" office:time-value="PT01H55M00S" calcext:value-type="time">
            <text:p>01:55:00</text:p>
          </table:table-cell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00M00S" calcext:value-type="time">
            <text:p>11:00:00</text:p>
          </table:table-cell>
          <table:table-cell office:value-type="time" office:time-value="PT00H10M00S" calcext:value-type="time">
            <text:p>00:1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04M00S" calcext:value-type="time">
            <text:p>09:04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2H56M00S" calcext:value-type="time">
            <text:p>12:56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05M00S" calcext:value-type="time">
            <text:p>00:05</text:p>
          </table:table-cell>
          <table:table-cell table:style-name="ce225" office:value-type="time" office:time-value="PT10H24M00S" calcext:value-type="time">
            <text:p>10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0H10M00S" calcext:value-type="time">
            <text:p>00:10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1H40M00S" calcext:value-type="time">
            <text:p>01:4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3H48M00S" calcext:value-type="time">
            <text:p>13:48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time" office:time-value="PT06H39M00S" calcext:value-type="time">
            <text:p>06:39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1H45M00S" calcext:value-type="time">
            <text:p>01:45:00</text:p>
          </table:table-cell>
          <table:table-cell table:style-name="ce225" office:value-type="time" office:time-value="PT00H10M00S" calcext:value-type="time">
            <text:p>00:10:00</text:p>
          </table:table-cell>
          <table:table-cell table:style-name="ce225" office:value-type="time" office:time-value="PT01H56M00S" calcext:value-type="time">
            <text:p>01:56:00</text:p>
          </table:table-cell>
          <table:table-cell table:style-name="ce225" office:value-type="time" office:time-value="PT03H21M00S" calcext:value-type="time">
            <text:p>03:21:00</text:p>
          </table:table-cell>
          <table:table-cell table:style-name="ce225" office:value-type="time" office:time-value="PT04H45M00S" calcext:value-type="time">
            <text:p>04:45:00</text:p>
          </table:table-cell>
          <table:table-cell table:style-name="ce225"/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time" office:time-value="PT10H59M00S" calcext:value-type="time">
            <text:p>10:59:00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6:02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7M00S" calcext:value-type="time">
            <text:p>05:57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45M00S" calcext:value-type="time">
            <text:p>12:4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string" calcext:value-type="string">
            <text:p>02:25$create=00:02 /ahead=250LESalisChichester70C214Q1</text:p>
          </table:table-cell>
          <table:table-cell office:value-type="time" office:time-value="PT03H15M00S" calcext:value-type="time">
            <text:p>03:15</text:p>
          </table:table-cell>
          <table:table-cell table:style-name="ce225" office:value-type="time" office:time-value="PT03H25M00S" calcext:value-type="time">
            <text:p>03:25:00</text:p>
          </table:table-cell>
          <table:table-cell office:value-type="string" calcext:value-type="string">
            <text:p>02:50$create=00:02 /ahead=300SalisAvonmouthgdsBtol36543xx</text:p>
          </table:table-cell>
          <table:table-cell office:value-type="string" calcext:value-type="string">
            <text:p>03:00$create=00:02 /ahead=310LESalisYeovilJct72BN15 </text:p>
          </table:table-cell>
          <table:table-cell office:value-type="string" calcext:value-type="string">
            <text:p>03:10$create=00:02 /ahead=335LESalisTrip72B452700 </text:p>
          </table:table-cell>
          <table:table-cell office:value-type="string" calcext:value-type="string">
            <text:p>03:55$create=00:02</text:p>
          </table:table-cell>
          <table:table-cell office:value-type="string" calcext:value-type="string">
            <text:p>01:00$create=00:02 /ahead=320LESalisWyardshunt72b438S15</text:p>
          </table:table-cell>
          <table:table-cell office:value-type="string" calcext:value-type="string">
            <text:p>03:20$create=00:02 /ahead=405LESalisBstoke72b436N15</text:p>
          </table:table-cell>
          <table:table-cell office:value-type="string" calcext:value-type="string">
            <text:p>04:05$create=00:02 /ahead=445LeMilfordGds72b454700</text:p>
          </table:table-cell>
          <table:table-cell office:value-type="string" calcext:value-type="string">
            <text:p>04:45$create=00:02 /ahead=610LEsaliswloo72b430wc </text:p>
          </table:table-cell>
          <table:table-cell office:value-type="string" calcext:value-type="string">
            <text:p>06:10$create=00:02</text:p>
          </table:table-cell>
          <table:table-cell table:style-name="ce102" office:value-type="string" calcext:value-type="string">
            <text:p>06:11$create=00:02 /ahead=630LESalisBmth72B443T9</text:p>
          </table:table-cell>
          <table:table-cell table:style-name="ce102" office:value-type="string" calcext:value-type="string">
            <text:p>06:30$create=00:02 /ahead=650LESalisBtolCardiff38Hall</text:p>
          </table:table-cell>
          <table:table-cell office:value-type="string" calcext:value-type="string">
            <text:p>06:50$create=00:02 /ahead=710LESalisPmth72b445T9</text:p>
          </table:table-cell>
          <table:table-cell office:value-type="string" calcext:value-type="string">
            <text:p>07:10$create=00:02 /ahead=720LESaliswborneGds72b451700</text:p>
          </table:table-cell>
          <table:table-cell office:value-type="string" calcext:value-type="string">
            <text:p>07:20$create=00:02 /ahead=740LESalisExtr72b461MN</text:p>
          </table:table-cell>
          <table:table-cell office:value-type="string" calcext:value-type="string">
            <text:p>07:40$create=00:02</text:p>
          </table:table-cell>
          <table:table-cell office:value-type="string" calcext:value-type="string">
            <text:p>04:30$create=00:02 /ahead=740LESalisXmthJ72B431MN</text:p>
          </table:table-cell>
          <table:table-cell office:value-type="string" calcext:value-type="string">
            <text:p>07:40$create=00:02 /ahead=1230LESalisWloo72b435S15 </text:p>
          </table:table-cell>
          <table:table-cell office:value-type="string" calcext:value-type="string">
            <text:p>12:30$create=00:02 /ahead=1235LESalisYvil72B471S15</text:p>
          </table:table-cell>
          <table:table-cell office:value-type="string" calcext:value-type="string">
            <text:p>12:35$create=00:02 /ahead=1315LESalisXmthJ72b475S15 </text:p>
          </table:table-cell>
          <table:table-cell office:value-type="string" calcext:value-type="string">
            <text:p>13:15$create=00:02</text:p>
          </table:table-cell>
          <table:table-cell office:value-type="time" office:time-value="PT00H05M00S" calcext:value-type="time">
            <text:p>00:05</text:p>
          </table:table-cell>
          <table:table-cell office:value-type="time" office:time-value="PT01H25M00S" calcext:value-type="time">
            <text:p>01:25</text:p>
          </table:table-cell>
          <table:table-cell office:value-type="time" office:time-value="PT02H25M00S" calcext:value-type="time">
            <text:p>02:25</text:p>
          </table:table-cell>
          <table:table-cell office:value-type="time" office:time-value="PT05H00M00S" calcext:value-type="time">
            <text:p>05:0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office:value-type="time" office:time-value="PT03H45M00S" calcext:value-type="time">
            <text:p>03:45</text:p>
          </table:table-cell>
          <table:table-cell office:value-type="time" office:time-value="PT04H05M00S" calcext:value-type="time">
            <text:p>04:05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36" office:value-type="time" office:time-value="PT06H27M00S" calcext:value-type="time">
            <text:p>06:27:00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time" office:time-value="PT01H50M00S" calcext:value-type="time">
            <text:p>01:50:00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42M00S" calcext:value-type="time">
            <text:p>10:42</text:p>
          </table:table-cell>
          <table:table-cell table:style-name="ce224" office:value-type="time" office:time-value="PT10H45M00S" calcext:value-type="time">
            <text:p>10:45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08:30$create=00:04</text:p>
          </table:table-cell>
          <table:table-cell table:style-name="ce226" office:value-type="string" calcext:value-type="string">
            <text:p>10:44$create=00:02</text:p>
          </table:table-cell>
          <table:table-cell table:style-name="ce226" office:value-type="string" calcext:value-type="string">
            <text:p>12:55$create=00:02</text:p>
          </table:table-cell>
          <table:table-cell table:style-name="ce226" office:value-type="string" calcext:value-type="string">
            <text:p>03:20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3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table:number-columns-repeated="2"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ce229"/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15</text:p>
          </table:table-cell>
          <table:table-cell table:style-name="ce225" office:value-type="string" calcext:value-type="string">
            <text:p>$max=2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10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3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table:number-columns-repeated="2" office:value-type="string" calcext:value-type="string">
            <text:p>$max=15</text:p>
          </table:table-cell>
          <table:table-cell table:style-name="ce229"/>
          <table:table-cell table:number-columns-repeated="20"/>
          <table:table-cell table:number-columns-repeated="2" office:value-type="string" calcext:value-type="string">
            <text:p>$max=60</text:p>
          </table:table-cell>
          <table:table-cell table:number-columns-repeated="2"/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office:value-type="string" calcext:value-type="string">
            <text:p>$max=20</text:p>
          </table:table-cell>
          <table:table-cell/>
          <table:table-cell table:style-name="ce229"/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/>
          <table:table-cell table:style-name="ce225" office:value-type="string" calcext:value-type="string">
            <text:p>$max=45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style-name="ce229" office:value-type="string" calcext:value-type="string">
            <text:p>$max=20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7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8"/>
          <table:table-cell table:style-name="ce224" table:number-columns-repeated="2"/>
          <table:table-cell table:number-columns-repeated="2"/>
          <table:table-cell table:style-name="ce225" table:number-columns-repeated="4"/>
          <table:table-cell table:number-columns-repeated="2"/>
          <table:table-cell table:number-columns-repeated="4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/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15"/>
          <table:table-cell table:style-name="ce225" office:value-type="string" calcext:value-type="string">
            <text:p>$wait=240WlooNews70A3Mn</text:p>
          </table:table-cell>
          <table:table-cell table:style-name="ce225" table:number-columns-repeated="5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7"/>
          <table:table-cell table:style-name="ce225" office:value-type="string" calcext:value-type="string">
            <text:p>$wait=1030Wloowmth70A35WCA</text:p>
          </table:table-cell>
          <table:table-cell table:style-name="ce225" table:number-columns-repeated="3"/>
          <table:table-cell table:number-columns-repeated="5"/>
          <table:table-cell table:style-name="ce225"/>
          <table:table-cell table:style-name="ce225" office:value-type="string" calcext:value-type="string">
            <text:p>$wait=115WlooPlymNews72AMN</text:p>
          </table:table-cell>
          <table:table-cell/>
          <table:table-cell table:style-name="ce225" table:number-columns-repeated="3"/>
          <table:table-cell/>
          <table:table-cell table:style-name="ce225" table:number-columns-repeated="20"/>
          <table:table-cell/>
          <table:table-cell table:style-name="ce225" table:number-columns-repeated="3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9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4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5"/>
          <table:table-cell table:style-name="ce132" office:value-type="string" calcext:value-type="string">
            <text:p>$forcereversal </text:p>
          </table:table-cell>
          <table:table-cell table:style-name="ce225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/>
          <table:table-cell table:style-name="ce300" table:number-columns-repeated="11"/>
          <table:table-cell table:style-name="ce305"/>
          <table:table-cell table:number-columns-repeated="431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4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 office:value-type="string" calcext:value-type="string">
            <text:p>$forms=1136BwestNeasden70A79B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 office:value-type="string" calcext:value-type="string">
            <text:p>$forms=310BParkWoking70B108S15A</text:p>
          </table:table-cell>
          <table:table-cell table:style-name="Excel_20_Built-in_20_Normal" office:value-type="string" calcext:value-type="string">
            <text:p>$forms=639WokingChertsey70B108S15</text:p>
          </table:table-cell>
          <table:table-cell table:style-name="Excel_20_Built-in_20_Normal"/>
          <table:table-cell table:style-name="ce247" office:value-type="string" calcext:value-type="string">
            <text:p>$forms=2220FlthamSotonDks70B109S15A</text:p>
          </table:table-cell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 office:value-type="string" calcext:value-type="string">
            <text:p>$forms=2245FltmGds70B110S15B</text:p>
          </table:table-cell>
          <table:table-cell table:style-name="Excel_20_Built-in_20_Normal" table:number-columns-repeated="3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10BParkGsport71A322QRR$detach /nonpower /static</text:p>
          </table:table-cell>
          <table:table-cell office:value-type="string" calcext:value-type="string">
            <text:p>$forms=725BParkGsport71A322Q$pickup /static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 office:value-type="string" calcext:value-type="string">
            <text:p>$forms=315SalisNewsshunt72B444T9</text:p>
          </table:table-cell>
          <table:table-cell table:style-name="ce108" office:value-type="string" calcext:value-type="string">
            <text:p><text:span text:style-name="T10">$forms=</text:span><text:span text:style-name="T14">325SalisWmthNews72B444T9$detach /units=2 /static</text:span></text:p>
          </table:table-cell>
          <table:table-cell table:style-name="Default" office:value-type="string" calcext:value-type="string">
            <text:p><text:span text:style-name="T10">$forms=</text:span><text:span text:style-name="T14">352Salis72B444T9A$detach  /nonpower /static </text:span></text:p>
          </table:table-cell>
          <table:table-cell table:style-name="Default" table:number-columns-repeated="3"/>
          <table:table-cell office:value-type="string" calcext:value-type="string">
            <text:p>$forms=345SalisTrip72B452700$pickup /static</text:p>
          </table:table-cell>
          <table:table-cell table:style-name="Default" table:number-columns-repeated="16"/>
          <table:table-cell table:style-name="Default" office:value-type="string" calcext:value-type="string">
            <text:p>$forms=1458GravesendMilk72B432N15A</text:p>
          </table:table-cell>
          <table:table-cell table:style-name="Default" office:value-type="string" calcext:value-type="string">
            <text:p>$forms=1458GravesendMilk72B432N15B</text:p>
          </table:table-cell>
          <table:table-cell table:style-name="Default" office:value-type="string" calcext:value-type="string">
            <text:p>$forms=1458GravesendMilk72B432N15C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<text:span text:style-name="T10">$forms=</text:span><text:span text:style-name="T14">400Eyardshunt72B452700</text:span>$detach /nonpower /static</text:p>
          </table:table-cell>
          <table:table-cell table:style-name="Default" office:value-type="string" calcext:value-type="string">
            <text:p><text:span text:style-name="T10">$forms=</text:span><text:span text:style-name="T14">415SalisGds72B452700$pickup /static</text:span></text:p>
          </table:table-cell>
          <table:table-cell table:style-name="Excel_20_Built-in_20_Normal" office:value-type="string" calcext:value-type="string">
            <text:p>$forms=415SalisGds72B452700A</text:p>
          </table:table-cell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table:style-name="ce225" office:value-type="string" calcext:value-type="string">
            <text:p>$forms=648BWestBK714F$pickup <text:s/>/static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2"/>
          <table:table-cell office:value-type="string" calcext:value-type="string">
            <text:p>$forms=150wmthBtolGds82BhallA$pickup /static</text:p>
          </table:table-cell>
          <table:table-cell table:style-name="Default"/>
          <table:table-cell table:number-columns-repeated="2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7">740DorchwWmthauto</text:span></text:p>
          </table:table-cell>
          <table:table-cell office:value-type="string" calcext:value-type="string">
            <text:p>$forms=<text:span text:style-name="T17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4">1035Wmthstapilot1366</text:span></text:p>
          </table:table-cell>
          <table:table-cell office:value-type="string" calcext:value-type="string">
            <text:p>$forms=1035Wmthstapilot1366A$detach /nonpower /static</text:p>
          </table:table-cell>
          <table:table-cell table:style-name="Excel_20_Built-in_20_Normal" office:value-type="string" calcext:value-type="string">
            <text:p>$forms=1045Wmthstapilot1366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 table:number-columns-repeated="2"/>
          <table:table-cell table:number-columns-repeated="432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/>
          <table:table-cell table:style-name="ce22" office:value-type="string" calcext:value-type="string">
            <text:p>Look at Briefing Below for explanation</text:p>
          </table:table-cell>
          <table:table-cell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5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number-columns-repeated="4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 </text:p>
          </table:table-cell>
          <table:table-cell table:number-columns-repeated="4"/>
          <table:table-cell office:value-type="string" calcext:value-type="string">
            <text:p>up</text:p>
          </table:table-cell>
          <table:table-cell table:number-columns-repeated="19"/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4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8"/>
          <table:table-cell table:style-name="Excel_20_Built-in_20_Normal" office:value-type="string" calcext:value-type="string">
            <text:p>drops bristol <text:s/>carriages in carr 1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/>
          <table:table-cell table:style-name="ce15" office:value-type="string" calcext:value-type="string">
            <text:p>Key to train names &gt;&gt;&gt;&gt;</text:p>
          </table:table-cell>
          <table:table-cell table:style-name="ce22" office:value-type="string" calcext:value-type="string">
            <text:p>&gt;&gt; Time/Origin, destination or description / depot code/ loco /class</text:p>
          </table:table-cell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office:value-type="string" calcext:value-type="string">
            <text:p>Recess Bstoke w <text:s/>Yard 2</text:p>
          </table:table-cell>
          <table:table-cell table:style-name="Excel_20_Built-in_20_Normal" office:value-type="string" calcext:value-type="string">
            <text:p>woking up yard 2</text:p>
          </table:table-cell>
          <table:table-cell table:style-name="Excel_20_Built-in_20_Normal" office:value-type="string" calcext:value-type="string">
            <text:p>off system</text:p>
          </table:table-cell>
          <table:table-cell table:number-columns-repeated="2" office:value-type="string" calcext:value-type="string">
            <text:p>Detach empress yard 6 for now loco continues? </text:p>
          </table:table-cell>
          <table:table-cell table:style-name="Excel_20_Built-in_20_Normal" table:number-columns-repeated="3"/>
          <table:table-cell office:value-type="string" calcext:value-type="string">
            <text:p>2do works 2 pstonepoole/returm bmth</text:p>
          </table:table-cell>
          <table:table-cell table:number-columns-repeated="2"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 table:style-name="Excel_20_Built-in_20_Normal" office:value-type="string" calcext:value-type="string">
            <text:p>supesedes previous rr command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<text:s/>return wmth13:25pass</text:p>
          </table:table-cell>
          <table:table-cell table:number-columns-repeated="3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yard 2</text:p>
          </table:table-cell>
          <table:table-cell office:value-type="string" calcext:value-type="string">
            <text:p>waits on upside for news train then shunt to station pickup 2</text:p>
          </table:table-cell>
          <table:table-cell office:value-type="string" calcext:value-type="string">
            <text:p>Hands over train to pacific at Wimborne</text:p>
          </table:table-cell>
          <table:table-cell table:number-columns-repeated="24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2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pickup ecs in bmth car s3</text:p>
          </table:table-cell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5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middle 2 not plat 5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 or wmth carr</text:p>
          </table:table-cell>
          <table:table-cell table:style-name="Default"/>
          <table:table-cell office:value-type="string" calcext:value-type="string">
            <text:p>detach sr stock wmth carr 3</text:p>
          </table:table-cell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6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2"/>
          <table:table-cell table:style-name="ce60"/>
          <table:table-cell table:style-name="Default"/>
          <table:table-cell table:style-name="ce236" office:value-type="string" calcext:value-type="string">
            <text:p>06:15-06:20</text:p>
          </table:table-cell>
          <table:table-cell table:style-name="Default" office:value-type="string" calcext:value-type="string">
            <text:p>03:13-03:19</text:p>
          </table:table-cell>
          <table:table-cell table:style-name="Default" table:number-columns-repeated="8"/>
          <table:table-cell table:style-name="Default" office:value-type="string" calcext:value-type="string">
            <text:p>02:54-03:00</text:p>
          </table:table-cell>
          <table:table-cell table:style-name="Default"/>
          <table:table-cell table:style-name="ce236" office:value-type="time" office:time-value="PT09H07M00S" calcext:value-type="time">
            <text:p>09:07:00</text:p>
          </table:table-cell>
          <table:table-cell table:style-name="Default" table:number-columns-repeated="12"/>
          <table:table-cell table:style-name="ce236" office:value-type="time" office:time-value="PT10H27M00S" calcext:value-type="time">
            <text:p>10:27:00</text:p>
          </table:table-cell>
          <table:table-cell table:style-name="Default" table:number-columns-repeated="10"/>
          <table:table-cell table:style-name="ce236" office:value-type="time" office:time-value="PT15H48M00S" calcext:value-type="time">
            <text:p>15:48:00</text:p>
          </table:table-cell>
          <table:table-cell table:style-name="Default" table:number-columns-repeated="200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42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2"/>
          <table:table-cell table:style-name="ce60"/>
          <table:table-cell table:style-name="Default" table:number-columns-repeated="45"/>
          <table:table-cell table:style-name="ce236" office:value-type="time" office:time-value="PT06H02M00S" calcext:value-type="time">
            <text:p>06:02:00</text:p>
          </table:table-cell>
          <table:table-cell table:style-name="ce236"/>
          <table:table-cell table:style-name="Default" table:number-columns-repeated="334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Reception</text:p>
          </table:table-cell>
          <table:table-cell table:style-name="Default" table:number-columns-repeated="2"/>
          <table:table-cell table:style-name="ce60"/>
          <table:table-cell table:style-name="Default" table:number-columns-repeated="7"/>
          <table:table-cell office:value-type="string" calcext:value-type="string">
            <text:p>01:58-02:13</text:p>
          </table:table-cell>
          <table:table-cell table:style-name="Default" table:number-columns-repeated="37"/>
          <table:table-cell table:style-name="ce236" office:value-type="time" office:time-value="PT05H50M00S" calcext:value-type="time">
            <text:p>05:50:00</text:p>
          </table:table-cell>
          <table:table-cell table:style-name="ce236"/>
          <table:table-cell table:style-name="Default" table:number-columns-repeated="6"/>
          <table:table-cell table:style-name="Excel_20_Built-in_20_Normal"/>
          <table:table-cell table:style-name="Default" table:number-columns-repeated="327"/>
          <table:table-cell table:style-name="ce284"/>
          <table:table-cell table:style-name="Default" table:number-columns-repeated="16"/>
          <table:table-cell table:style-name="ce236" office:value-type="time" office:time-value="PT00H12M00S" calcext:value-type="time">
            <text:p>00:12:00</text:p>
          </table:table-cell>
          <table:table-cell table:style-name="ce236" table:number-columns-repeated="3"/>
          <table:table-cell table:style-name="Default" table:number-columns-repeated="2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2"/>
          <table:table-cell table:style-name="ce60"/>
          <table:table-cell table:style-name="Default" table:number-columns-repeated="26"/>
          <table:table-cell table:style-name="ce236" office:value-type="time" office:time-value="PT10H35M00S" calcext:value-type="time">
            <text:p>10:35:00</text:p>
          </table:table-cell>
          <table:table-cell table:style-name="Default" table:number-columns-repeated="10"/>
          <table:table-cell table:style-name="ce236" office:value-type="time" office:time-value="PT15H40M00S" calcext:value-type="time">
            <text:p>15:40:00</text:p>
          </table:table-cell>
          <table:table-cell table:style-name="Default" table:number-columns-repeated="343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2"/>
          <table:table-cell table:style-name="ce60"/>
          <table:table-cell table:style-name="Default" table:number-columns-repeated="381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2"/>
          <table:table-cell table:style-name="ce60"/>
          <table:table-cell table:style-name="Default" table:number-columns-repeated="26"/>
          <table:table-cell table:style-name="ce236" office:value-type="time" office:time-value="PT10H45M00S" calcext:value-type="time">
            <text:p>10:45:00</text:p>
          </table:table-cell>
          <table:table-cell table:style-name="Default" table:number-columns-repeated="10"/>
          <table:table-cell table:style-name="ce236" office:value-type="time" office:time-value="PT15H31M00S" calcext:value-type="time">
            <text:p>15:31:00</text:p>
          </table:table-cell>
          <table:table-cell table:style-name="Default" table:number-columns-repeated="343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2"/>
          <table:table-cell table:style-name="ce60"/>
          <table:table-cell table:style-name="Default" table:number-columns-repeated="381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12M00S" calcext:value-type="time">
            <text:p>00:12:00</text:p>
          </table:table-cell>
          <table:table-cell table:style-name="ce236" office:value-type="time" office:time-value="PT10H51M00S" calcext:value-type="time">
            <text:p>10:51:00</text:p>
          </table:table-cell>
          <table:table-cell table:style-name="Default" table:number-columns-repeated="10"/>
          <table:table-cell table:style-name="ce236" office:value-type="time" office:time-value="PT15H23M00S" calcext:value-type="time">
            <text:p>15:23:00</text:p>
          </table:table-cell>
          <table:table-cell table:style-name="Default" table:number-columns-repeated="343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2"/>
          <table:table-cell table:style-name="ce60"/>
          <table:table-cell table:style-name="Default" table:number-columns-repeated="381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18M00S" calcext:value-type="time">
            <text:p>00:18:00</text:p>
          </table:table-cell>
          <table:table-cell table:style-name="ce236" office:value-type="time" office:time-value="PT10H58M00S" calcext:value-type="time">
            <text:p>10:58:00</text:p>
          </table:table-cell>
          <table:table-cell table:style-name="Default" table:number-columns-repeated="10"/>
          <table:table-cell table:style-name="ce236" office:value-type="time" office:time-value="PT15H16M00S" calcext:value-type="time">
            <text:p>15:16:00</text:p>
          </table:table-cell>
          <table:table-cell table:style-name="Default" table:number-columns-repeated="343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2"/>
          <table:table-cell table:style-name="ce60"/>
          <table:table-cell table:style-name="Default" table:number-columns-repeated="381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2"/>
          <table:table-cell table:style-name="ce60"/>
          <table:table-cell table:style-name="Default" table:number-columns-repeated="25"/>
          <table:table-cell table:style-name="ce236" office:value-type="time" office:time-value="PT00H24M00S" calcext:value-type="time">
            <text:p>00:24:00</text:p>
          </table:table-cell>
          <table:table-cell table:style-name="ce236" office:value-type="time" office:time-value="PT11H04M00S" calcext:value-type="time">
            <text:p>11:04:00</text:p>
          </table:table-cell>
          <table:table-cell table:style-name="Default" table:number-columns-repeated="10"/>
          <table:table-cell table:style-name="ce236" office:value-type="time" office:time-value="PT15H10M00S" calcext:value-type="time">
            <text:p>15:10:00</text:p>
          </table:table-cell>
          <table:table-cell table:style-name="Default" table:number-columns-repeated="343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2"/>
          <table:table-cell table:style-name="ce60"/>
          <table:table-cell table:style-name="Default" table:number-columns-repeated="381"/>
          <table:table-cell table:style-name="ce284"/>
          <table:table-cell table:style-name="Default" table:number-columns-repeated="41"/>
          <table:table-cell table:style-name="ce60" table:number-columns-repeated="7"/>
          <table:table-cell table:style-name="Default" table:number-columns-repeated="111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4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 office:value-type="time" office:time-value="PT09H40M00S" calcext:value-type="time">
            <text:p>09:40</text:p>
          </table:table-cell>
          <table:table-cell table:style-name="Default"/>
          <table:table-cell table:number-columns-repeated="10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7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4"/>
          <table:table-cell table:style-name="ce226" table:number-columns-repeated="2"/>
          <table:table-cell table:number-columns-repeated="16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6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8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43"/>
          <table:table-cell table:style-name="ce226"/>
          <table:table-cell table:number-columns-repeated="62"/>
          <table:table-cell table:style-name="Default" table:number-columns-repeated="2"/>
          <table:table-cell table:number-columns-repeated="37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4"/>
          <table:table-cell table:style-name="Default"/>
          <table:table-cell office:value-type="string" calcext:value-type="string">
            <text:p>03:47-03: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02:15-02:20</text:p>
          </table:table-cell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14:55-15:01</text:p>
          </table:table-cell>
          <table:table-cell table:number-columns-repeated="4"/>
          <table:table-cell table:style-name="Default"/>
          <table:table-cell table:style-name="ce226"/>
          <table:table-cell office:value-type="time" office:time-value="PT04H32M00S" calcext:value-type="time">
            <text:p>04:32</text:p>
          </table:table-cell>
          <table:table-cell table:number-columns-repeated="2"/>
          <table:table-cell table:style-name="Default" table:number-columns-repeated="2"/>
          <table:table-cell table:number-columns-repeated="6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6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1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43"/>
          <table:table-cell table:style-name="Default"/>
          <table:table-cell table:number-columns-repeated="11"/>
          <table:table-cell table:style-name="ce226"/>
          <table:table-cell table:number-columns-repeated="27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5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6"/>
          <table:table-cell table:number-columns-repeated="452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8"/>
          <table:table-cell office:value-type="string" calcext:value-type="string">
            <text:p>01:00$detach /nonpower /static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01:23-01:55</text:p>
          </table:table-cell>
          <table:table-cell table:number-columns-repeated="24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35"/>
          <table:table-cell office:value-type="string" calcext:value-type="string">
            <text:p>00:41$detach /nonpower /static</text:p>
          </table:table-cell>
          <table:table-cell table:number-columns-repeated="69"/>
          <table:table-cell office:value-type="string" calcext:value-type="string">
            <text:p>05:10$pickup /static</text:p>
          </table:table-cell>
          <table:table-cell table:number-columns-repeated="499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50"/>
          <table:table-cell table:style-name="ce226" table:number-columns-repeated="2"/>
          <table:table-cell table:number-columns-repeated="6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3"/>
          <table:table-cell table:style-name="ce226"/>
          <table:table-cell table:number-columns-repeated="4"/>
          <table:table-cell table:style-name="ce226" table:number-columns-repeated="4"/>
          <table:table-cell table:number-columns-repeated="43"/>
          <table:table-cell table:style-name="ce226" office:value-type="time" office:time-value="PT01H30M00S" calcext:value-type="time">
            <text:p>01:30</text:p>
          </table:table-cell>
          <table:table-cell table:number-columns-repeated="569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40"/>
          <table:table-cell office:value-type="time" office:time-value="PT14H39M00S" calcext:value-type="time">
            <text:p>14:39</text:p>
          </table:table-cell>
          <table:table-cell table:number-columns-repeated="18"/>
          <table:table-cell office:value-type="time" office:time-value="PT08H35M00S" calcext:value-type="time">
            <text:p>08:35</text:p>
          </table:table-cell>
          <table:table-cell table:number-columns-repeated="176"/>
          <table:table-cell office:value-type="string" calcext:value-type="string">
            <text:p>08:40$hold$noclaim</text:p>
          </table:table-cell>
          <table:table-cell table:number-columns-repeated="738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4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ce236" office:value-type="time" office:time-value="PT01H44M00S" calcext:value-type="time">
            <text:p>01:44:00</text:p>
          </table:table-cell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style-name="Default"/>
          <table:table-cell table:number-columns-repeated="8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0"/>
          <table:table-cell office:value-type="string" calcext:value-type="string">
            <text:p>14:18-14:22</text:p>
          </table:table-cell>
          <table:table-cell/>
          <table:table-cell office:value-type="time" office:time-value="PT11H02M00S" calcext:value-type="time">
            <text:p>11:02</text:p>
          </table:table-cell>
          <table:table-cell table:number-columns-repeated="16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4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8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52"/>
          <table:table-cell table:style-name="ce226"/>
          <table:table-cell table:number-columns-repeated="47"/>
          <table:table-cell table:style-name="Default" table:number-columns-repeated="2"/>
          <table:table-cell table:number-columns-repeated="10"/>
          <table:table-cell office:value-type="time" office:time-value="PT08H07M00S" calcext:value-type="time">
            <text:p>08:07</text:p>
          </table:table-cell>
          <table:table-cell table:number-columns-repeated="494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8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2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9"/>
          <table:table-cell table:style-name="Default" table:number-columns-repeated="3"/>
          <table:table-cell table:number-columns-repeated="655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40"/>
          <table:table-cell office:value-type="time" office:time-value="PT14H10M00S" calcext:value-type="time">
            <text:p>14:10</text:p>
          </table:table-cell>
          <table:table-cell table:number-columns-repeated="18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6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38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68"/>
          <table:table-cell table:style-name="ce226" office:value-type="string" calcext:value-type="string">
            <text:p>02:35$detach /nonpower /static</text:p>
          </table:table-cell>
          <table:table-cell table:number-columns-repeated="706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4"/>
          <table:table-cell office:value-type="time" office:time-value="PT04H49M00S" calcext:value-type="time">
            <text:p>04:49</text:p>
          </table:table-cell>
          <table:table-cell table:number-columns-repeated="15"/>
          <table:table-cell table:style-name="ce232" office:value-type="time" office:time-value="PT01H06M00S" calcext:value-type="time">
            <text:p>01:06:00</text:p>
          </table:table-cell>
          <table:table-cell/>
          <table:table-cell table:style-name="Default"/>
          <table:table-cell table:number-columns-repeated="33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96"/>
          <table:table-cell table:style-name="Default"/>
          <table:table-cell table:number-columns-repeated="556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3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40$detach /nonpower /static</text:p>
          </table:table-cell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3"/>
          <table:table-cell table:number-columns-repeated="44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9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9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74"/>
          <table:table-cell table:style-name="Excel_20_Built-in_20_Normal" office:value-type="string" calcext:value-type="string">
            <text:p>03:40$pickup /static</text:p>
          </table:table-cell>
          <table:table-cell table:number-columns-repeated="560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66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6"/>
          <table:table-cell table:style-name="ce226" office:value-type="time" office:time-value="PT11H05M00S" calcext:value-type="time">
            <text:p>11:05</text:p>
          </table:table-cell>
          <table:table-cell table:number-columns-repeated="767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ce94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9"/>
          <table:table-cell table:style-name="ce221"/>
          <table:table-cell/>
          <table:table-cell table:style-name="ce226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3"/>
          <table:table-cell table:number-columns-repeated="2"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6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3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6"/>
          <table:table-cell table:style-name="ce286"/>
          <table:table-cell table:number-columns-repeated="29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2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7"/>
          <table:table-cell table:style-name="ce221"/>
          <table:table-cell table:number-columns-repeated="37"/>
          <table:table-cell table:style-name="ce221"/>
          <table:table-cell table:number-columns-repeated="22"/>
          <table:table-cell table:style-name="ce221"/>
          <table:table-cell table:number-columns-repeated="443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4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4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34"/>
          <table:table-cell table:style-name="ce226"/>
          <table:table-cell table:number-columns-repeated="4"/>
          <table:table-cell table:style-name="ce226"/>
          <table:table-cell table:number-columns-repeated="6"/>
          <table:table-cell table:style-name="ce226"/>
          <table:table-cell table:number-columns-repeated="21"/>
          <table:table-cell table:style-name="ce226" table:number-columns-repeated="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75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8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105"/>
          <table:table-cell table:style-name="Default" table:number-columns-repeated="3"/>
          <table:table-cell table:number-columns-repeated="550"/>
        </table:table-row>
        <table:table-row table:style-name="ro4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6"/>
          <table:table-cell/>
          <table:table-cell table:style-name="ce230" table:number-columns-repeated="2"/>
          <table:table-cell table:number-columns-repeated="15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4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4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table:style-name="Default"/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38"/>
          <table:table-cell table:style-name="ce230"/>
          <table:table-cell table:number-columns-repeated="2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7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1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2"/>
          <table:table-cell table:style-name="ce294"/>
          <table:table-cell table:style-name="ce297" table:number-columns-repeated="6"/>
          <table:table-cell table:number-columns-repeated="444"/>
        </table:table-row>
        <table:table-row table:style-name="ro4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"/>
          <table:table-cell office:value-type="string" calcext:value-type="string">
            <text:p>01:20-01:31</text:p>
          </table:table-cell>
          <table:table-cell office:value-type="string" calcext:value-type="string">
            <text:p>01:20-01:30</text:p>
          </table:table-cell>
          <table:table-cell table:style-name="ce232" office:value-type="time" office:time-value="PT10H17M00S" calcext:value-type="time">
            <text:p>10:17:00</text:p>
          </table:table-cell>
          <table:table-cell table:style-name="Default"/>
          <table:table-cell table:style-name="Excel_20_Built-in_20_Normal" table:number-columns-repeated="6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13:55-14:02</text:p>
          </table:table-cell>
          <table:table-cell/>
          <table:table-cell office:value-type="time" office:time-value="PT11H14M00S" calcext:value-type="time">
            <text:p>11:14</text:p>
          </table:table-cell>
          <table:table-cell table:number-columns-repeated="9"/>
          <table:table-cell table:style-name="Excel_20_Built-in_20_Normal" table:number-columns-repeated="5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 table:number-columns-repeated="2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6"/>
          <table:table-cell table:style-name="Excel_20_Built-in_20_Normal"/>
          <table:table-cell table:number-columns-repeated="28"/>
          <table:table-cell table:style-name="Excel_20_Built-in_20_Normal"/>
          <table:table-cell/>
          <table:table-cell table:style-name="Excel_20_Built-in_20_Normal" table:number-columns-repeated="3"/>
          <table:table-cell/>
          <table:table-cell table:style-name="Excel_20_Built-in_20_Normal" table:number-columns-repeated="2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5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2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84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50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3"/>
          <table:table-cell table:style-name="Excel_20_Built-in_20_Normal"/>
          <table:table-cell table:number-columns-repeated="712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30"/>
          <table:table-cell table:style-name="Default" table:number-columns-repeated="4"/>
          <table:table-cell table:number-columns-repeated="741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84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3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43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16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6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7"/>
          <table:table-cell table:style-name="ce226"/>
          <table:table-cell table:number-columns-repeated="152"/>
          <table:table-cell table:style-name="ce226"/>
          <table:table-cell table:number-columns-repeated="553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207"/>
          <table:table-cell office:value-type="string" calcext:value-type="string">
            <text:p>10:35$pickup /static</text:p>
          </table:table-cell>
          <table:table-cell table:number-columns-repeated="767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Dunbridge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Dean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5"/>
          <table:table-cell office:value-type="time" office:time-value="PT07H52M00S" calcext:value-type="time">
            <text:p>07:52</text:p>
          </table:table-cell>
          <table:table-cell table:number-columns-repeated="23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8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4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701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5"/>
          <table:table-cell office:value-type="time" office:time-value="PT07H56M00S" calcext:value-type="time">
            <text:p>07:56</text:p>
          </table:table-cell>
          <table:table-cell table:number-columns-repeated="23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2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4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48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3"/>
        </table:table-row>
        <table:table-row table:style-name="ro4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38"/>
          <table:table-cell office:value-type="time" office:time-value="PT13H09M00S" calcext:value-type="time">
            <text:p>13:09</text:p>
          </table:table-cell>
          <table:table-cell table:number-columns-repeated="6"/>
          <table:table-cell table:style-name="ce226" office:value-type="string" calcext:value-type="string">
            <text:p>02:36$pickup /static</text:p>
          </table:table-cell>
          <table:table-cell table:number-columns-repeated="34"/>
          <table:table-cell table:style-name="Excel_20_Built-in_20_Normal"/>
          <table:table-cell table:number-columns-repeated="51"/>
          <table:table-cell table:style-name="Excel_20_Built-in_20_Normal"/>
          <table:table-cell table:style-name="Default"/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6"/>
          <table:table-cell office:value-type="string" calcext:value-type="string">
            <text:p>07:25$pickup /static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6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64"/>
          <table:table-cell table:style-name="ce226" office:value-type="string" calcext:value-type="string">
            <text:p>01:34$pickup /static</text:p>
          </table:table-cell>
          <table:table-cell table:number-columns-repeated="557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3"/>
          <table:table-cell table:style-name="ce226" office:value-type="time" office:time-value="PT00H12M00S" calcext:value-type="time">
            <text:p>00:12</text:p>
          </table:table-cell>
          <table:table-cell table:number-columns-repeated="5"/>
          <table:table-cell table:style-name="Default"/>
          <table:table-cell table:number-columns-repeated="94"/>
          <table:table-cell office:value-type="time" office:time-value="PT10H30M00S" calcext:value-type="time">
            <text:p>10:30</text:p>
          </table:table-cell>
          <table:table-cell table:number-columns-repeated="101"/>
          <table:table-cell table:style-name="Default"/>
          <table:table-cell table:number-columns-repeated="738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31"/>
          <table:table-cell table:style-name="Default"/>
          <table:table-cell table:number-columns-repeated="163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78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31"/>
          <table:table-cell office:value-type="time" office:time-value="PT01H48M00S" calcext:value-type="time">
            <text:p>01:48</text:p>
          </table:table-cell>
          <table:table-cell table:number-columns-repeated="64"/>
          <table:table-cell office:value-type="string" calcext:value-type="string">
            <text:p>07:10$hold</text:p>
          </table:table-cell>
          <table:table-cell table:number-columns-repeated="98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9"/>
          <table:table-cell table:style-name="Default" table:number-columns-repeated="2"/>
          <table:table-cell table:number-columns-repeated="200"/>
          <table:table-cell table:style-name="Default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4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8"/>
          <table:table-cell table:style-name="Excel_20_Built-in_20_Normal" table:number-columns-repeated="3"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4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 table:number-columns-repeated="2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6"/>
          <table:table-cell table:style-name="ce225"/>
          <table:table-cell table:number-columns-repeated="28"/>
          <table:table-cell table:style-name="ce225"/>
          <table:table-cell/>
          <table:table-cell table:style-name="ce225" table:number-columns-repeated="3"/>
          <table:table-cell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5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1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4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number-columns-repeated="3"/>
          <table:table-cell table:style-name="ce225" table:number-columns-repeated="2"/>
          <table:table-cell table:style-name="Excel_20_Built-in_20_Normal" table:number-columns-repeated="3"/>
          <table:table-cell table:number-columns-repeated="4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7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3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31"/>
          <table:table-cell table:style-name="ce225"/>
          <table:table-cell table:number-columns-repeated="4"/>
          <table:table-cell table:style-name="ce225"/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1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4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9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67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7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85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 table:style-name="ce225"/>
          <table:table-cell/>
          <table:table-cell table:style-name="ce225" table:number-columns-repeated="2"/>
          <table:table-cell table:number-columns-repeated="15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4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4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2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82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7"/>
          <table:table-cell table:style-name="ce225"/>
          <table:table-cell table:number-columns-repeated="145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 table:style-name="ce225"/>
          <table:table-cell/>
          <table:table-cell table:style-name="ce225" table:number-columns-repeated="2"/>
          <table:table-cell table:number-columns-repeated="15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4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4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2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82"/>
          <table:table-cell table:style-name="ce225"/>
          <table:table-cell table:number-columns-repeated="92"/>
          <table:table-cell table:style-name="ce225" table:number-columns-repeated="2"/>
          <table:table-cell table:number-columns-repeated="18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6"/>
          <table:table-cell table:style-name="Default"/>
          <table:table-cell table:style-name="ce225"/>
          <table:table-cell table:number-columns-repeated="145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 table:style-name="ce225"/>
          <table:table-cell/>
          <table:table-cell table:style-name="ce225" table:number-columns-repeated="2"/>
          <table:table-cell table:number-columns-repeated="15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4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 table:number-columns-repeated="2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2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2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82"/>
          <table:table-cell table:style-name="ce225"/>
          <table:table-cell table:number-columns-repeated="92"/>
          <table:table-cell table:style-name="ce225" table:number-columns-repeated="2"/>
          <table:table-cell table:number-columns-repeated="18"/>
          <table:table-cell table:style-name="ce226" table:number-columns-repeated="2"/>
          <table:table-cell table:number-columns-repeated="77"/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6"/>
          <table:table-cell/>
          <table:table-cell table:style-name="ce225" table:number-columns-repeated="2"/>
          <table:table-cell table:number-columns-repeated="15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7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4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8"/>
          <table:table-cell table:style-name="ce225"/>
          <table:table-cell table:number-columns-repeated="3"/>
          <table:table-cell table:style-name="ce225"/>
          <table:table-cell table:number-columns-repeated="3"/>
          <table:table-cell table:style-name="ce225"/>
          <table:table-cell table:number-columns-repeated="24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1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2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82"/>
          <table:table-cell table:style-name="ce225"/>
          <table:table-cell table:number-columns-repeated="92"/>
          <table:table-cell table:style-name="ce225" table:number-columns-repeated="2"/>
          <table:table-cell table:number-columns-repeated="97"/>
          <table:table-cell table:style-name="ce225"/>
          <table:table-cell table:number-columns-repeated="145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5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42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9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20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554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82"/>
          <table:table-cell table:style-name="ce225"/>
          <table:table-cell table:number-columns-repeated="92"/>
          <table:table-cell table:style-name="ce225" table:number-columns-repeated="2"/>
          <table:table-cell table:number-columns-repeated="97"/>
          <table:table-cell table:style-name="ce225"/>
          <table:table-cell table:number-columns-repeated="145"/>
          <table:table-cell table:style-name="ce225"/>
          <table:table-cell table:number-columns-repeated="554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42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9"/>
          <table:table-cell office:value-type="time" office:time-value="PT07H10M00S" calcext:value-type="time">
            <text:p>07:10</text:p>
          </table:table-cell>
          <table:table-cell table:number-columns-repeated="29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88"/>
          <table:table-cell table:style-name="ce225"/>
          <table:table-cell table:number-columns-repeated="47"/>
          <table:table-cell table:style-name="Default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4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 table:style-name="ce225"/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 table:number-columns-repeated="3"/>
          <table:table-cell table:style-name="ce224" table:number-columns-repeated="2"/>
          <table:table-cell table:style-name="ce225" table:number-columns-repeated="5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4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 table:number-columns-repeated="2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6"/>
          <table:table-cell table:style-name="ce225"/>
          <table:table-cell table:number-columns-repeated="24"/>
          <table:table-cell table:style-name="ce224"/>
          <table:table-cell table:number-columns-repeated="3"/>
          <table:table-cell table:style-name="ce225"/>
          <table:table-cell table:style-name="ce226"/>
          <table:table-cell table:style-name="ce225" table:number-columns-repeated="3"/>
          <table:table-cell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5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4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1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8"/>
          <table:table-cell table:style-name="Excel_20_Built-in_20_Normal" table:number-columns-repeated="3"/>
          <table:table-cell table:number-columns-repeated="3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1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9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9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9"/>
          <table:table-cell table:style-name="ce224" table:number-columns-repeated="2"/>
          <table:table-cell table:number-columns-repeated="136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3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609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15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9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72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4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20"/>
          <table:table-cell table:style-name="Default"/>
          <table:table-cell table:style-name="ce225" table:number-columns-repeated="2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5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4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39"/>
          <table:table-cell table:style-name="ce226"/>
          <table:table-cell table:number-columns-repeated="28"/>
          <table:table-cell table:style-name="ce226" table:number-columns-repeated="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31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5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3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601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53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6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32"/>
          <table:table-cell office:value-type="time" office:time-value="PT08H10M00S" calcext:value-type="time">
            <text:p>08:10</text:p>
          </table:table-cell>
          <table:table-cell table:number-columns-repeated="86"/>
          <table:table-cell office:value-type="time" office:time-value="PT07H39M00S" calcext:value-type="time">
            <text:p>07:39</text:p>
          </table:table-cell>
          <table:table-cell table:number-columns-repeated="67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601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53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3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5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84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9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20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43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102"/>
          <table:table-cell office:value-type="string" calcext:value-type="string">
            <text:p>07:45$hold$wait=528ElghFish71A280T9</text:p>
          </table:table-cell>
          <table:table-cell table:number-columns-repeated="872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4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 table:number-columns-repeated="2"/>
          <table:table-cell office:value-type="time" office:time-value="PT12H02M00S" calcext:value-type="time">
            <text:p>12:02</text:p>
          </table:table-cell>
          <table:table-cell table:number-columns-repeated="65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20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43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102"/>
          <table:table-cell office:value-type="string" calcext:value-type="string">
            <text:p>07:56-09:19$hold</text:p>
          </table:table-cell>
          <table:table-cell table:number-columns-repeated="872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5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8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20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43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102"/>
          <table:table-cell table:style-name="ce225" office:value-type="string" calcext:value-type="string">
            <text:p>09:38:00$hold</text:p>
          </table:table-cell>
          <table:table-cell table:number-columns-repeated="163"/>
          <table:table-cell table:style-name="Default" table:number-columns-repeated="2"/>
          <table:table-cell table:number-columns-repeated="200"/>
          <table:table-cell table:style-name="Default" table:number-columns-repeated="2"/>
          <table:table-cell table:number-columns-repeated="505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4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 table:style-name="ce225"/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11"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5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2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-05:55$wait=240WlooNews70A3MnA</text:p>
          </table:table-cell>
          <table:table-cell office:value-type="string" calcext:value-type="string">
            <text:p>06:00$pickup /static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6"/>
          <table:table-cell table:style-name="ce225"/>
          <table:table-cell table:number-columns-repeated="28"/>
          <table:table-cell table:style-name="ce225"/>
          <table:table-cell/>
          <table:table-cell table:style-name="ce225" table:number-columns-repeated="3"/>
          <table:table-cell/>
          <table:table-cell table:style-name="ce225" table:number-columns-repeated="2"/>
          <table:table-cell table:number-columns-repeated="16"/>
          <table:table-cell table:style-name="ce226"/>
          <table:table-cell table:number-columns-repeated="11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5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2"/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62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64"/>
          <table:table-cell table:style-name="ce225"/>
          <table:table-cell table:number-columns-repeated="22"/>
          <table:table-cell table:style-name="ce225"/>
          <table:table-cell table:style-name="Excel_20_Built-in_20_Normal" table:number-columns-repeated="4"/>
          <table:table-cell table:number-columns-repeated="6"/>
          <table:table-cell table:style-name="ce225"/>
          <table:table-cell table:number-columns-repeated="8"/>
          <table:table-cell table:style-name="ce225"/>
          <table:table-cell table:number-columns-repeated="28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4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  <table:table-cell table:number-columns-repeated="48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2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string" calcext:value-type="string">
            <text:p>06:22$hold$wait=2245FltmGds70B110S15</text:p>
          </table:table-cell>
          <table:table-cell table:number-columns-repeated="99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6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 table:number-columns-repeated="2"/>
          <table:table-cell office:value-type="time" office:time-value="PT12H17M00S" calcext:value-type="time">
            <text:p>12:17</text:p>
          </table:table-cell>
          <table:table-cell table:number-columns-repeated="48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4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20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120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5"/>
          <table:table-cell table:style-name="Default"/>
          <table:table-cell table:number-columns-repeated="23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7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3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72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9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60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1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style-name="Excel_20_Built-in_20_Normal"/>
          <table:table-cell table:number-columns-repeated="44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 table:number-columns-repeated="2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5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50"/>
          <table:table-cell table:style-name="ce225" office:value-type="string" calcext:value-type="string">
            <text:p>05:40$detach /nonpower /static</text:p>
          </table:table-cell>
          <table:table-cell table:number-columns-repeated="10"/>
          <table:table-cell table:style-name="ce225" table:number-columns-repeated="3"/>
          <table:table-cell table:number-columns-repeated="43"/>
          <table:table-cell table:style-name="Default" table:number-columns-repeated="2"/>
          <table:table-cell table:number-columns-repeated="19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7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/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7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36"/>
          <table:table-cell table:style-name="ce226"/>
          <table:table-cell table:number-columns-repeated="33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6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8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8"/>
          <table:table-cell table:style-name="Excel_20_Built-in_20_Normal" table:number-columns-repeated="5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28"/>
          <table:table-cell table:style-name="Excel_20_Built-in_20_Normal"/>
          <table:table-cell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/>
          <table:table-cell/>
          <table:table-cell table:style-name="Excel_20_Built-in_20_Normal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7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5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9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1"/>
          <table:table-cell table:style-name="Excel_20_Built-in_20_Normal"/>
          <table:table-cell table:number-columns-repeated="20"/>
          <table:table-cell table:style-name="Excel_20_Built-in_20_Normal" table:number-columns-repeated="3"/>
          <table:table-cell table:number-columns-repeated="191"/>
          <table:table-cell table:style-name="ce225"/>
          <table:table-cell table:number-columns-repeated="4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93"/>
          <table:table-cell table:style-name="Default"/>
          <table:table-cell table:number-columns-repeated="3"/>
          <table:table-cell table:style-name="Default" table:number-columns-repeated="5"/>
          <table:table-cell table:number-columns-repeated="512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4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70"/>
          <table:table-cell office:value-type="time" office:time-value="PT21H20M00S" calcext:value-type="time">
            <text:p>21:20</text:p>
          </table:table-cell>
          <table:table-cell table:number-columns-repeated="12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79"/>
          <table:table-cell office:value-type="time" office:time-value="PT05H55M00S" calcext:value-type="time">
            <text:p>05:55</text:p>
          </table:table-cell>
          <table:table-cell table:number-columns-repeated="11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1"/>
          <table:table-cell table:style-name="Excel_20_Built-in_20_Normal"/>
          <table:table-cell table:number-columns-repeated="20"/>
          <table:table-cell table:style-name="Excel_20_Built-in_20_Normal" table:number-columns-repeated="3"/>
          <table:table-cell table:style-name="Excel_20_Built-in_20_Normal" office:value-type="string" calcext:value-type="string">
            <text:p>05:27-0:600</text:p>
          </table:table-cell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2"/>
          <table:table-cell office:value-type="time" office:time-value="PT00H40M00S" calcext:value-type="time">
            <text:p>00:40</text:p>
          </table:table-cell>
          <table:table-cell table:number-columns-repeated="60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98"/>
          <table:table-cell table:style-name="Excel_20_Built-in_20_Normal"/>
          <table:table-cell table:number-columns-repeated="21"/>
          <table:table-cell table:style-name="ce225"/>
          <table:table-cell table:number-columns-repeated="41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9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2"/>
          <table:table-cell table:style-name="Excel_20_Built-in_20_Normal"/>
          <table:table-cell table:number-columns-repeated="69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6"/>
          <table:table-cell office:value-type="string" calcext:value-type="string">
            <text:p>03:00$pickup /static</text:p>
          </table:table-cell>
          <table:table-cell table:number-columns-repeated="65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77"/>
          <table:table-cell table:style-name="ce225" table:number-columns-repeated="3"/>
          <table:table-cell table:number-columns-repeated="43"/>
          <table:table-cell table:style-name="Default" table:number-columns-repeated="2"/>
          <table:table-cell table:number-columns-repeated="36"/>
          <table:table-cell table:style-name="Excel_20_Built-in_20_Normal" table:number-columns-repeated="2"/>
          <table:table-cell table:number-columns-repeated="467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5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 table:style-name="ce225"/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7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40"/>
          <table:table-cell table:style-name="ce226"/>
          <table:table-cell table:number-columns-repeated="11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5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4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1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8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3"/>
          <table:table-cell/>
          <table:table-cell table:style-name="Default"/>
          <table:table-cell table:style-name="ce225"/>
          <table:table-cell table:number-columns-repeated="15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 table:number-columns-repeated="2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3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42"/>
          <table:table-cell table:style-name="ce225"/>
          <table:table-cell table:number-columns-repeated="22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5"/>
          <table:table-cell table:style-name="Default"/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4"/>
          <table:table-cell table:number-columns-repeated="7"/>
          <table:table-cell table:style-name="ce225" table:number-columns-repeated="7"/>
          <table:table-cell table:number-columns-repeated="34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20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23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101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105"/>
          <table:table-cell table:style-name="ce225" table:number-columns-repeated="3"/>
          <table:table-cell table:number-columns-repeated="34"/>
          <table:table-cell office:value-type="time" office:time-value="PT13H45M00S" calcext:value-type="time">
            <text:p>13:45</text:p>
          </table:table-cell>
          <table:table-cell table:number-columns-repeated="515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82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7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44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3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2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5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39"/>
          <table:table-cell table:style-name="ce225" office:value-type="time" office:time-value="PT07H49M00S" calcext:value-type="time">
            <text:p>07:49:00</text:p>
          </table:table-cell>
          <table:table-cell table:number-columns-repeated="3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2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60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5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18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01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4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2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54"/>
          <table:table-cell table:style-name="ce226" table:number-columns-repeated="3"/>
          <table:table-cell table:number-columns-repeated="8"/>
          <table:table-cell table:style-name="ce226"/>
          <table:table-cell table:number-columns-repeated="12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5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81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4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3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5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3"/>
          <table:table-cell table:number-columns-repeated="4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5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 table:number-columns-repeated="2"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/>
          <table:table-cell table:style-name="Excel_20_Built-in_20_Normal" table:number-columns-repeated="20"/>
          <table:table-cell/>
          <table:table-cell table:style-name="Excel_20_Built-in_20_Normal" table:number-columns-repeated="3"/>
          <table:table-cell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/>
          <table:table-cell table:style-name="Excel_20_Built-in_20_Normal"/>
          <table:table-cell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5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5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60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1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3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61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4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2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6"/>
          <table:table-cell table:style-name="ce225"/>
          <table:table-cell table:number-columns-repeated="4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65"/>
          <table:table-cell table:style-name="ce225"/>
          <table:table-cell table:number-columns-repeated="4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1"/>
          <table:table-cell table:style-name="ce225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71"/>
          <table:table-cell office:value-type="time" office:time-value="PT06H25M00S" calcext:value-type="time">
            <text:p>06:25</text:p>
          </table:table-cell>
          <table:table-cell table:number-columns-repeated="43"/>
          <table:table-cell table:style-name="Excel_20_Built-in_20_Normal"/>
          <table:table-cell table:number-columns-repeated="559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91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7"/>
          <table:table-cell table:style-name="ce226"/>
          <table:table-cell table:number-columns-repeated="44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57"/>
          <table:table-cell table:style-name="ce226" table:number-columns-repeated="3"/>
          <table:table-cell table:number-columns-repeated="8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84"/>
          <table:table-cell table:style-name="Default"/>
          <table:table-cell table:number-columns-repeated="4"/>
          <table:table-cell table:style-name="Default"/>
          <table:table-cell table:number-columns-repeated="102"/>
          <table:table-cell table:style-name="Excel_20_Built-in_20_Normal" table:number-columns-repeated="3"/>
          <table:table-cell table:number-columns-repeated="120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0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9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4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42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8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4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8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9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81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608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4"/>
          <table:table-cell table:number-columns-repeated="167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91"/>
          <table:table-cell table:style-name="ce225"/>
          <table:table-cell table:number-columns-repeated="86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608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4"/>
          <table:table-cell table:number-columns-repeated="167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5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2"/>
          <table:table-cell table:style-name="ce245" table:number-columns-repeated="2"/>
          <table:table-cell table:number-columns-repeated="15"/>
          <table:table-cell table:style-name="ce224" table:number-columns-repeated="2"/>
          <table:table-cell table:number-columns-repeated="130"/>
          <table:table-cell table:style-name="ce225"/>
          <table:table-cell table:number-columns-repeated="73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608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5"/>
          <table:table-cell table:style-name="Excel_20_Built-in_20_Normal"/>
          <table:table-cell table:number-columns-repeated="49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2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3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7"/>
          <table:table-cell table:style-name="ce225" office:value-type="time" office:time-value="PT04H40M00S" calcext:value-type="time">
            <text:p>04:40:00</text:p>
          </table:table-cell>
          <table:table-cell table:number-columns-repeated="31"/>
          <table:table-cell table:style-name="Excel_20_Built-in_20_Normal" office:value-type="string" calcext:value-type="string">
            <text:p>08:21 <text:s text:c="249"/></text:p>
          </table:table-cell>
          <table:table-cell table:style-name="ce225"/>
          <table:table-cell table:number-columns-repeated="2"/>
          <table:table-cell table:style-name="Excel_20_Built-in_20_Normal"/>
          <table:table-cell table:number-columns-repeated="35"/>
          <table:table-cell table:style-name="Excel_20_Built-in_20_Normal"/>
          <table:table-cell table:number-columns-repeated="36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0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4"/>
          <table:table-cell table:number-columns-repeated="167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4"/>
          <table:table-cell table:style-name="ce225"/>
          <table:table-cell table:number-columns-repeated="37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5"/>
          <table:table-cell table:style-name="ce225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9"/>
          <table:table-cell table:style-name="Default"/>
          <table:table-cell table:number-columns-repeated="29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6"/>
          <table:table-cell table:style-name="ce225" table:number-columns-repeated="2"/>
          <table:table-cell table:number-columns-repeated="463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2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5"/>
          <table:table-cell table:number-columns-repeated="18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5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37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3"/>
          <table:table-cell table:style-name="ce225"/>
          <table:table-cell table:number-columns-repeated="27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4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8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4"/>
          <table:table-cell table:style-name="ce225"/>
          <table:table-cell table:number-columns-repeated="17"/>
          <table:table-cell table:style-name="Excel_20_Built-in_20_Normal" table:number-columns-repeated="2"/>
          <table:table-cell table:number-columns-repeated="18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3"/>
          <table:table-cell table:style-name="ce225"/>
          <table:table-cell table:number-columns-repeated="10"/>
          <table:table-cell table:style-name="ce225"/>
          <table:table-cell table:number-columns-repeated="4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9"/>
          <table:table-cell table:style-name="Default"/>
          <table:table-cell table:number-columns-repeated="28"/>
          <table:table-cell table:style-name="ce225" office:value-type="time" office:time-value="PT05H22M00S" calcext:value-type="time">
            <text:p>05:22:00</text:p>
          </table:table-cell>
          <table:table-cell table:style-name="ce225"/>
          <table:table-cell table:number-columns-repeated="2"/>
          <table:table-cell table:style-name="ce225" office:value-type="time" office:time-value="PT04H56M00S" calcext:value-type="time">
            <text:p>04:56:00</text:p>
          </table:table-cell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6"/>
          <table:table-cell table:style-name="ce225" table:number-columns-repeated="2"/>
          <table:table-cell table:number-columns-repeated="463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7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3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37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3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10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7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60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4"/>
          <table:table-cell table:number-columns-repeated="109"/>
          <table:table-cell table:style-name="ce225"/>
          <table:table-cell table:number-columns-repeated="44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7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75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114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10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53"/>
          <table:table-cell table:style-name="Excel_20_Built-in_20_Normal" table:number-columns-repeated="4"/>
          <table:table-cell table:number-columns-repeated="191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21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4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91"/>
          <table:table-cell table:style-name="ce226"/>
          <table:table-cell table:number-columns-repeated="55"/>
          <table:table-cell table:style-name="ce226" table:number-columns-repeated="3"/>
          <table:table-cell table:number-columns-repeated="104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57"/>
          <table:table-cell table:style-name="ce226" table:number-columns-repeated="3"/>
          <table:table-cell table:number-columns-repeated="8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92"/>
          <table:table-cell table:style-name="Excel_20_Built-in_20_Normal" table:number-columns-repeated="3"/>
          <table:table-cell table:number-columns-repeated="150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0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7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7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7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/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39"/>
          <table:table-cell table:style-name="ce226"/>
          <table:table-cell table:number-columns-repeated="11"/>
          <table:table-cell table:style-name="ce226" table:number-columns-repeated="3"/>
          <table:table-cell table:number-columns-repeated="8"/>
          <table:table-cell table:style-name="ce226"/>
          <table:table-cell table:number-columns-repeated="10"/>
          <table:table-cell table:style-name="ce226"/>
          <table:table-cell table:number-columns-repeated="8"/>
          <table:table-cell table:style-name="ce226"/>
          <table:table-cell table:number-columns-repeated="28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85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73"/>
          <table:table-cell table:style-name="Excel_20_Built-in_20_Normal" table:number-columns-repeated="4"/>
          <table:table-cell table:number-columns-repeated="51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0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3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10"/>
          <table:table-cell table:number-columns-repeated="3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5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4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6"/>
          <table:table-cell/>
          <table:table-cell table:style-name="Excel_20_Built-in_20_Normal" table:number-columns-repeated="20"/>
          <table:table-cell/>
          <table:table-cell table:style-name="Excel_20_Built-in_20_Normal" table:number-columns-repeated="4"/>
          <table:table-cell/>
          <table:table-cell table:style-name="Excel_20_Built-in_20_Normal" table:number-columns-repeated="6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7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2"/>
          <table:table-cell table:style-name="ce219"/>
          <table:table-cell table:style-name="ce240" table:number-columns-repeated="6"/>
          <table:table-cell/>
          <table:table-cell table:style-name="ce299" table:number-columns-repeated="11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36"/>
          <table:table-cell table:style-name="ce232" office:value-type="time" office:time-value="PT06H45M00S" calcext:value-type="time">
            <text:p>06:45:00</text:p>
          </table:table-cell>
          <table:table-cell table:number-columns-repeated="638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207"/>
          <table:table-cell table:style-name="ce226"/>
          <table:table-cell table:number-columns-repeated="44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610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207"/>
          <table:table-cell table:style-name="ce226"/>
          <table:table-cell table:number-columns-repeated="44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610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7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8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4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39"/>
          <table:table-cell table:style-name="ce226"/>
          <table:table-cell table:number-columns-repeated="33"/>
          <table:table-cell table:style-name="ce226"/>
          <table:table-cell table:number-columns-repeated="8"/>
          <table:table-cell table:style-name="ce226"/>
          <table:table-cell table:number-columns-repeated="35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85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8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70"/>
          <table:table-cell table:style-name="Excel_20_Built-in_20_Normal" table:number-columns-repeated="4"/>
          <table:table-cell table:number-columns-repeated="38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9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85"/>
          <table:table-cell table:style-name="Excel_20_Built-in_20_Normal"/>
          <table:table-cell table:number-columns-repeated="111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3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126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0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1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66"/>
          <table:table-cell table:style-name="Excel_20_Built-in_20_Normal"/>
          <table:table-cell table:number-columns-repeated="153"/>
          <table:table-cell table:style-name="Default"/>
          <table:table-cell table:number-columns-repeated="621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8"/>
          <table:table-cell office:value-type="time" office:time-value="PT03H25M00S" calcext:value-type="time">
            <text:p>03:25</text:p>
          </table:table-cell>
          <table:table-cell table:number-columns-repeated="69"/>
          <table:table-cell office:value-type="time" office:time-value="PT09H07M00S" calcext:value-type="time">
            <text:p>09:07</text:p>
          </table:table-cell>
          <table:table-cell table:number-columns-repeated="705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54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75"/>
          <table:table-cell table:style-name="ce226" table:number-columns-repeated="5"/>
          <table:table-cell table:number-columns-repeated="4"/>
          <table:table-cell table:style-name="ce226" table:number-columns-repeated="2"/>
          <table:table-cell table:number-columns-repeated="26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9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6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5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2"/>
          <table:table-cell office:value-type="time" office:time-value="PT10H56M00S" calcext:value-type="time">
            <text:p>10:56</text:p>
          </table:table-cell>
          <table:table-cell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39"/>
          <table:table-cell table:style-name="ce226"/>
          <table:table-cell table:number-columns-repeated="28"/>
          <table:table-cell table:style-name="Default" table:number-columns-repeated="5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2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table:style-name="Default"/>
          <table:table-cell/>
          <table:table-cell office:value-type="string" calcext:value-type="string">
            <text:p>10:00$detach /nonpower /static</text:p>
          </table:table-cell>
          <table:table-cell table:style-name="Default" office:value-type="string" calcext:value-type="string">
            <text:p>10:37$transfer=805BristolTmwmthHall /take /units=6</text:p>
          </table:table-cell>
          <table:table-cell/>
          <table:table-cell office:value-type="string" calcext:value-type="string">
            <text:p>10:50$transfer=859BmthCWmth71B384Mn /take /units=7</text:p>
          </table:table-cell>
          <table:table-cell table:number-columns-repeated="452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8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3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75"/>
          <table:table-cell table:style-name="Excel_20_Built-in_20_Normal" table:number-columns-repeated="4"/>
          <table:table-cell table:number-columns-repeated="35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0"/>
          <table:table-cell office:value-type="string" calcext:value-type="string">
            <text:p>09:35$detach /nonpower /static</text:p>
          </table:table-cell>
          <table:table-cell table:number-columns-repeated="2"/>
          <table:table-cell table:style-name="Default"/>
          <table:table-cell table:number-columns-repeated="454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82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5"/>
          <table:table-cell office:value-type="string" calcext:value-type="string">
            <text:p>10:59$detach /nonpower /static</text:p>
          </table:table-cell>
          <table:table-cell table:number-columns-repeated="452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53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44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8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9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2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42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6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43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2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48"/>
          <table:table-cell table:style-name="Default"/>
          <table:table-cell table:style-name="ce236" office:value-type="time" office:time-value="PT08H46M00S" calcext:value-type="time">
            <text:p>08:46:00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3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8"/>
          <table:table-cell table:style-name="ce226" office:value-type="string" calcext:value-type="string">
            <text:p>01:23$pickup /static</text:p>
          </table:table-cell>
          <table:table-cell table:number-columns-repeated="50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6"/>
          <table:table-cell table:style-name="Default"/>
          <table:table-cell table:number-columns-repeated="146"/>
          <table:table-cell table:style-name="ce226"/>
          <table:table-cell table:number-columns-repeated="60"/>
          <table:table-cell office:value-type="string" calcext:value-type="string">
            <text:p>08:56$detach /nonpower /static</text:p>
          </table:table-cell>
          <table:table-cell table:number-columns-repeated="493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3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5"/>
          <table:table-cell table:style-name="Excel_20_Built-in_20_Normal" table:number-columns-repeated="3"/>
          <table:table-cell table:style-name="Default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 table:number-columns-repeated="3"/>
          <table:table-cell table:number-columns-repeated="25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9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40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3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4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41"/>
          <table:table-cell office:value-type="string" calcext:value-type="string">
            <text:p>06:25$pickup /static</text:p>
          </table:table-cell>
          <table:table-cell table:number-columns-repeated="833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 table:number-columns-repeated="2"/>
          <table:table-cell table:number-columns-repeated="1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4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4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34"/>
          <table:table-cell table:style-name="ce226"/>
          <table:table-cell table:number-columns-repeated="4"/>
          <table:table-cell table:style-name="ce226"/>
          <table:table-cell table:number-columns-repeated="6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4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85"/>
          <table:table-cell office:value-type="string" calcext:value-type="string">
            <text:p><text:s text:c="117"/></text:p>
          </table:table-cell>
          <table:table-cell table:number-columns-repeated="789"/>
        </table:table-row>
        <table:table-row table:style-name="ro2">
          <table:table-cell office:value-type="string" calcext:value-type="string">
            <text:p>Oakley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Overton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Whitchurch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Hurstbourne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AndoverJunction</text:p>
          </table:table-cell>
          <table:table-cell table:number-columns-repeated="2"/>
          <table:table-cell table:style-name="ce93" office:value-type="string" calcext:value-type="string">
            <text:p>02:44-02:48</text:p>
          </table:table-cell>
          <table:table-cell table:number-columns-repeated="400"/>
          <table:table-cell office:value-type="string" calcext:value-type="string">
            <text:p>03:08-03:25</text:p>
          </table:table-cell>
          <table:table-cell table:number-columns-repeated="571"/>
        </table:table-row>
        <table:table-row table:style-name="ro2">
          <table:table-cell office:value-type="string" calcext:value-type="string">
            <text:p>AndoverYard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AndoverLoco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AndoverTown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Clatford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Fullerton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Stockbridge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Horsebridge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Mottisfont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Grately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Porton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Salisbury</text:p>
          </table:table-cell>
          <table:table-cell table:number-columns-repeated="2"/>
          <table:table-cell office:value-type="string" calcext:value-type="string">
            <text:p>03:11-03:30$Closeupsignal</text:p>
          </table:table-cell>
          <table:table-cell table:number-columns-repeated="6"/>
          <table:table-cell office:value-type="string" calcext:value-type="string">
            <text:p>12:23-12:28</text:p>
          </table:table-cell>
          <table:table-cell table:number-columns-repeated="369"/>
          <table:table-cell table:style-name="Default" office:value-type="string" calcext:value-type="string">
            <text:p>03:20$transfer=115WlooPlymNews72AMN /take <text:s/>/units=4</text:p>
          </table:table-cell>
          <table:table-cell table:number-columns-repeated="41"/>
          <table:table-cell table:style-name="ce232" office:value-type="time" office:time-value="PT02H26M00S" calcext:value-type="time">
            <text:p>02:26:00</text:p>
          </table:table-cell>
          <table:table-cell table:number-columns-repeated="553"/>
        </table:table-row>
        <table:table-row table:style-name="ro2">
          <table:table-cell office:value-type="string" calcext:value-type="string">
            <text:p>SalisburyLoco72B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SalisburyEastYard</text:p>
          </table:table-cell>
          <table:table-cell table:number-columns-repeated="378"/>
          <table:table-cell table:style-name="ce106" office:value-type="string" calcext:value-type="string">
            <text:p>02:45$pickup /static</text:p>
          </table:table-cell>
          <table:table-cell table:number-columns-repeated="596"/>
        </table:table-row>
        <table:table-row table:style-name="ro2">
          <table:table-cell office:value-type="string" calcext:value-type="string">
            <text:p>SalisburyWestYard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SalisburyMilford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Downton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Breamore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Fordingbridge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DaggonsRd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Verwood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6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5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58"/>
          <table:table-cell office:value-type="time" office:time-value="PT10H35M00S" calcext:value-type="time">
            <text:p>10:35</text:p>
          </table:table-cell>
          <table:table-cell table:number-columns-repeated="516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6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2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54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9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6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5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6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6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19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2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1"/>
          <table:table-cell table:style-name="Excel_20_Built-in_20_Normal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55"/>
          <table:table-cell office:value-type="time" office:time-value="PT09H00M00S" calcext:value-type="time">
            <text:p>09:00</text:p>
          </table:table-cell>
          <table:table-cell table:number-columns-repeated="54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6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6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5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33"/>
          <table:table-cell table:style-name="ce226"/>
          <table:table-cell table:number-columns-repeated="11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 table:number-columns-repeated="2"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5"/>
          <table:table-cell table:style-name="Excel_20_Built-in_20_Normal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8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54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6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20"/>
          <table:table-cell table:style-name="ce226"/>
          <table:table-cell table:number-columns-repeated="33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8"/>
          <table:table-cell table:style-name="Excel_20_Built-in_20_Normal"/>
          <table:table-cell table:style-name="ce226" table:number-columns-repeated="2"/>
          <table:table-cell table:number-columns-repeated="463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3"/>
          <table:table-cell table:style-name="Default"/>
          <table:table-cell table:number-columns-repeated="36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10"/>
          <table:table-cell table:style-name="Excel_20_Built-in_20_Normal"/>
          <table:table-cell table:number-columns-repeated="465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9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5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2"/>
          <table:table-cell table:style-name="ce226"/>
          <table:table-cell table:number-columns-repeated="4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3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 table:number-columns-repeated="2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4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91"/>
          <table:table-cell table:style-name="ce226"/>
          <table:table-cell table:number-columns-repeated="55"/>
          <table:table-cell table:style-name="ce226" table:number-columns-repeated="3"/>
          <table:table-cell table:number-columns-repeated="140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69"/>
          <table:table-cell table:style-name="ce226" table:number-columns-repeated="3"/>
          <table:table-cell table:number-columns-repeated="8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8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8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80"/>
          <table:table-cell table:style-name="ce226"/>
          <table:table-cell table:number-columns-repeated="48"/>
          <table:table-cell table:style-name="ce226" table:number-columns-repeated="5"/>
          <table:table-cell table:number-columns-repeated="488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36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/static</text:p>
          </table:table-cell>
          <table:table-cell table:number-columns-repeated="626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8"/>
          <table:table-cell table:style-name="ce226" office:value-type="time" office:time-value="PT07H20M00S" calcext:value-type="time">
            <text:p>07:20</text:p>
          </table:table-cell>
          <table:table-cell table:number-columns-repeated="188"/>
          <table:table-cell table:style-name="Excel_20_Built-in_20_Normal" table:number-columns-repeated="2"/>
          <table:table-cell table:number-columns-repeated="626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8"/>
          <table:table-cell table:style-name="ce226" office:value-type="time" office:time-value="PT07H32M00S" calcext:value-type="time">
            <text:p>07:32</text:p>
          </table:table-cell>
          <table:table-cell table:number-columns-repeated="816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8"/>
          <table:table-cell table:style-name="ce226" office:value-type="string" calcext:value-type="string">
            <text:p>07:43-07:50</text:p>
          </table:table-cell>
          <table:table-cell table:number-columns-repeated="816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2"/>
          <table:table-cell office:value-type="string" calcext:value-type="string">
            <text:p><text:s/></text:p>
          </table:table-cell>
          <table:table-cell table:number-columns-repeated="882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8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2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66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75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9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67"/>
          <table:table-cell office:value-type="time" office:time-value="PT08H54M00S" calcext:value-type="time">
            <text:p>08:54</text:p>
          </table:table-cell>
          <table:table-cell table:number-columns-repeated="483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9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50"/>
          <table:table-cell office:value-type="time" office:time-value="PT08H50M00S" calcext:value-type="time">
            <text:p>08:50</text:p>
          </table:table-cell>
          <table:table-cell table:number-columns-repeated="483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1"/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string" calcext:value-type="string">
            <text:p>02:37-02:44</text:p>
          </table:table-cell>
          <table:table-cell table:number-columns-repeated="298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66"/>
          <table:table-cell table:style-name="Default"/>
          <table:table-cell office:value-type="time" office:time-value="PT02H00M00S" calcext:value-type="time">
            <text:p>02:00</text:p>
          </table:table-cell>
          <table:table-cell office:value-type="time" office:time-value="PT04H07M00S" calcext:value-type="time">
            <text:p>04:07</text:p>
          </table:table-cell>
          <table:table-cell table:number-columns-repeated="2"/>
          <table:table-cell office:value-type="string" calcext:value-type="string">
            <text:p>01:25-01:33</text:p>
          </table:table-cell>
          <table:table-cell table:number-columns-repeated="16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 table:number-columns-repeated="2"/>
          <table:table-cell office:value-type="time" office:time-value="PT08H43M00S" calcext:value-type="time">
            <text:p>08:43</text:p>
          </table:table-cell>
          <table:table-cell table:number-columns-repeated="25"/>
          <table:table-cell table:style-name="Default"/>
          <table:table-cell table:number-columns-repeated="17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3"/>
          <table:table-cell office:value-type="string" calcext:value-type="string">
            <text:p>10:42$detach /nonpower /static</text:p>
          </table:table-cell>
          <table:table-cell table:number-columns-repeated="453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100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3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 table:number-columns-repeated="2"/>
          <table:table-cell/>
          <table:table-cell table:style-name="ce219" table:number-columns-repeated="3"/>
          <table:table-cell/>
          <table:table-cell table:style-name="ce219" table:number-columns-repeated="20"/>
          <table:table-cell table:style-name="ce226"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3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 table:number-columns-repeated="2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7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2"/>
          <table:table-cell table:style-name="ce296"/>
          <table:table-cell table:style-name="Default"/>
          <table:table-cell table:style-name="ce296"/>
          <table:table-cell table:number-columns-repeated="8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0"/>
          <table:table-cell table:style-name="Default"/>
          <table:table-cell table:number-columns-repeated="178"/>
          <table:table-cell table:style-name="Default"/>
          <table:table-cell/>
          <table:table-cell table:style-name="Default"/>
          <table:table-cell table:number-columns-repeated="14"/>
          <table:table-cell table:style-name="ce226" office:value-type="string" calcext:value-type="string">
            <text:p>06:55$hold$wait=605Elgh71B4012N15</text:p>
          </table:table-cell>
          <table:table-cell table:number-columns-repeated="155"/>
          <table:table-cell table:style-name="Default" table:number-columns-repeated="8"/>
          <table:table-cell table:number-columns-repeated="70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style-name="ce226"/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1"/>
          <table:table-cell office:value-type="string" calcext:value-type="string">
            <text:p>08:55$detach /nonpower /static</text:p>
          </table:table-cell>
          <table:table-cell table:number-columns-repeated="479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77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50"/>
          <table:table-cell table:style-name="Default" table:number-columns-repeated="2"/>
          <table:table-cell table:number-columns-repeated="28"/>
          <table:table-cell office:value-type="string" calcext:value-type="string">
            <text:p>02:38$wait=230ElghLE71A2704mt</text:p>
          </table:table-cell>
          <table:table-cell table:number-columns-repeated="172"/>
          <table:table-cell table:style-name="Default"/>
          <table:table-cell table:number-columns-repeated="64"/>
          <table:table-cell table:style-name="Excel_20_Built-in_20_Normal" table:number-columns-repeated="2"/>
          <table:table-cell table:number-columns-repeated="20"/>
          <table:table-cell table:style-name="Default"/>
          <table:table-cell table:number-columns-repeated="446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77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50"/>
          <table:table-cell table:style-name="Default" table:number-columns-repeated="2"/>
          <table:table-cell table:number-columns-repeated="201"/>
          <table:table-cell table:style-name="Default"/>
          <table:table-cell table:number-columns-repeated="64"/>
          <table:table-cell table:style-name="Excel_20_Built-in_20_Normal" table:number-columns-repeated="2"/>
          <table:table-cell table:number-columns-repeated="20"/>
          <table:table-cell table:style-name="Default"/>
          <table:table-cell table:number-columns-repeated="446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77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50"/>
          <table:table-cell table:style-name="Default" table:number-columns-repeated="2"/>
          <table:table-cell table:number-columns-repeated="201"/>
          <table:table-cell table:style-name="Default"/>
          <table:table-cell table:number-columns-repeated="64"/>
          <table:table-cell table:style-name="Excel_20_Built-in_20_Normal" table:number-columns-repeated="2"/>
          <table:table-cell table:number-columns-repeated="20"/>
          <table:table-cell table:style-name="Default"/>
          <table:table-cell table:number-columns-repeated="446"/>
        </table:table-row>
        <table:table-row table:style-name="ro3">
          <table:table-cell table:style-name="Default" table:number-columns-repeated="3"/>
          <table:table-cell table:style-name="ce60"/>
          <table:table-cell table:style-name="Default" table:number-columns-repeated="541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table:number-columns-repeated="3"/>
          <table:table-cell office:value-type="string" calcext:value-type="string">
            <text:p>Detach empress yard 6 for nowoco continues? </text:p>
          </table:table-cell>
          <table:table-cell/>
          <table:table-cell table:style-name="Excel_20_Built-in_20_Normal" table:number-columns-repeated="3"/>
          <table:table-cell office:value-type="string" calcext:value-type="string">
            <text:p>2do works 2 pstonepoole/returm bmth</text:p>
          </table:table-cell>
          <table:table-cell table:number-columns-repeated="2"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 table:style-name="Excel_20_Built-in_20_Normal"/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3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 office:value-type="string" calcext:value-type="string">
            <text:p>07:20$pickup = 728ECSswngeRwessex:NfI1STATIC</text:p>
          </table:table-cell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dock</text:p>
          </table:table-cell>
          <table:table-cell table:number-columns-repeated="26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2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5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<text:s/>Plat 5 transfer detach bristol <text:s/>ecs to carriage 1</text:p>
          </table:table-cell>
          <table:table-cell table:number-columns-repeated="2"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6"/>
        </table:table-row>
        <table:table-row table:style-name="ro5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 V4d salisbury – templecombe</text:p>
          </table:table-cell>
          <table:table-cell table:style-name="ce19" office:value-type="string" calcext:value-type="string">
            <text:p>The briefing tells you the task and the next, linked train . Also some background info and explanation &lt;br. Find the briefing in game with the F1 key</text:p>
          </table:table-cell>
          <table:table-cell table:style-name="ce218" office:value-type="string" calcext:value-type="string">
            <text:p>News and passenger to plymouth Illfracombe Padstow &lt;br&gt; TASK Detach news vans for Weymouth at Salisbury &lt;br&gt; Lyons cakes Exeter/pass ilfracombe / news Torrington / pass Plymouth &lt;br&gt; pass padstow/ news padstow /news illfracombe / news torrington &lt;br&gt; news yeovil/ news salisbury / news wimborne/ news weymouth</text:p>
          </table:table-cell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 &lt;br&gt; Composed of multiple portions detached for &lt;br&gt; Exeter, Exmouth, Sidmouth, Illfracombe, Plymouth, Padstow</text:p>
          </table:table-cell>
          <table:table-cell table:style-name="ce227" office:value-type="string" calcext:value-type="string">
            <text:p>Part of the fast Night goods from Devon &lt;br&gt; TASK: Forwards <text:s/>to Nine Elms Stop at Woking Reception called Loop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&lt;br&gt; <text:s/>TASK: calls at basingstoke yard and Northam Yard &lt;br&gt; reverse into Brockenhurst yard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35" office:value-type="string" calcext:value-type="string">
            <text:p>Resumes from Bevois Park fish empties and passenger to Woking &lt;br&gt; TASK all stations to Woking then reverse into yard &lt;br&gt; NEXT detach coaches and continue with fish vans only for Neasden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27" office:value-type="string" calcext:value-type="string">
            <text:p>goods Basingstoke - Woking</text:p>
          </table:table-cell>
          <table:table-cell table:style-name="ce227" office:value-type="string" calcext:value-type="string">
            <text:p>goods woking – Chertsey</text:p>
          </table:table-cell>
          <table:table-cell table:style-name="ce235" office:value-type="string" calcext:value-type="string">
            <text:p>Night goods Feltham to Southampton Docks &lt;br&gt; TASK: Forwards to Southampton Docks via Allbrook yard &lt;br&gt; PREV: none starts Basingstoke Yard &lt;br&gt; NEXT: uncertain</text:p>
          </table:table-cell>
          <table:table-cell table:style-name="ce235" office:value-type="string" calcext:value-type="string">
            <text:p>Task Forwards from Allbrook to Southampton E Docks</text:p>
          </table:table-cell>
          <table:table-cell table:style-name="ce227" office:value-type="string" calcext:value-type="string">
            <text:p>Night Goods Feltham to Bournemouth &lt;br&gt; stop at Basingstoke own Reception</text:p>
          </table:table-cell>
          <table:table-cell table:style-name="ce227" office:value-type="string" calcext:value-type="string">
            <text:p>Night Goods Feltham to Bournemouth &lt;br&gt; stop at Allbrook Reception for wagon exam</text:p>
          </table:table-cell>
          <table:table-cell table:style-name="ce227" office:value-type="string" calcext:value-type="string">
            <text:p>Night Goods Feltham to Bournemouth &lt;br&gt; stop at Brockenhurst for re marshalling &lt;br&gt; reverse into new yard 4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7"/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 &lt;br&gt; TASK Forwards to Eastleigh and reverse to Southampton Terminus &lt;br&gt; pickup the empty stock. Shunt forwards and reverse to Platform 1 &lt;br&gt; NEXT forms657 passenger Portsmouth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and reverse into Swaythling goods</text:p>
          </table:table-cell>
          <table:table-cell table:style-name="ce227" office:value-type="string" calcext:value-type="string">
            <text:p>Contd Eastleigh Bevois Park Goods &lt;br&gt; TASK continue to Bevois Park <text:s/>reception 2 and run round</text:p>
          </table:table-cell>
          <table:table-cell office:value-type="string" calcext:value-type="string">
            <text:p>runround at bevois reception 2</text:p>
          </table:table-cell>
          <table:table-cell table:style-name="ce227" office:value-type="string" calcext:value-type="string">
            <text:p><text:s/>Bevois Park Goods to Fareham gosport contd <text:s/>&lt;br&gt; reverse into head shunt then forwards to pickup &lt;br&gt; reverse to mainline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o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51" office:value-type="string" calcext:value-type="string">
            <text:p>Light engine to Weymouth Shed NEXT 13:25 weymouth passenger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shuttle to down side and pickup parcels vans at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West at Bmth central &lt;br&gt; TASK: Reverse onto mainline and forwards to couple to carriages in platform &lt;br&gt; reverse draw stock into siding near road bridge &lt;br&gt; wait for weymouth portion and propel onto arrived trai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TASK Forwards salis <text:s/>and reverse to east dock &lt;br&gt; NEXT shunt to down side and pickup News &lt;br&gt; NOTE assembles the News for Weymouth</text:p>
          </table:table-cell>
          <table:table-cell table:style-name="ce227" office:value-type="string" calcext:value-type="string">
            <text:p>TASK Reverse propel to Salisbury and transfer from 115Waterloo News &lt;br&gt; Forwards and cross to upside then set back to Platform1 and detach 2 for yeovil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/>
          <table:table-cell table:style-name="ce227" office:value-type="string" calcext:value-type="string">
            <text:p>TASK reverse out of loco then forwards and reverse again over ladder crossover</text:p>
          </table:table-cell>
          <table:table-cell table:style-name="ce227"/>
          <table:table-cell table:style-name="ce287" office:value-type="string" calcext:value-type="string">
            <text:p>Task Forwards then reverse to pickup goods &lt;br&gt; NEXT runs to East yard then Poole</text:p>
          </table:table-cell>
          <table:table-cell table:style-name="ce227" table:number-columns-repeated="16"/>
          <table:table-cell table:style-name="ce227" office:value-type="string" calcext:value-type="string">
            <text:p>Milk <text:s/>empties from Woking to Yeovil <text:s/>&lt;br&gt; TASK: Forwards to Woking and reverse to reception &lt;br&gt;NEXT <text:s/>Resume for Yeovil</text:p>
          </table:table-cell>
          <table:table-cell table:style-name="ce227" office:value-type="string" calcext:value-type="string">
            <text:p>Milk <text:s/>empties from Woking to Yeovil <text:s/>&lt;br&gt; TASK: Forwards to Basingstoke stop &lt;br&gt; Resume for Yeovil</text:p>
          </table:table-cell>
          <table:table-cell table:style-name="ce227" office:value-type="string" calcext:value-type="string">
            <text:p>Milk <text:s/>empties from Woking to Yeovil <text:s/>&lt;br&gt; TASK: Forwards to Salisbury and reverse to west bay siding &lt;br&gt; Resume for Yeovil</text:p>
          </table:table-cell>
          <table:table-cell table:style-name="ce227" office:value-type="string" calcext:value-type="string">
            <text:p>Milk <text:s/>empties from Woking to Yeovil <text:s/>&lt;br&gt; TASK: Forwards to <text:s/>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27" office:value-type="string" calcext:value-type="string">
            <text:p>Trip Goods west to east yard &lt;br&gt;TASK forwards and reverse onto down line &lt;br&gt; forwards and reverse into East Yard &lt;br&gt; NEXT poole goods</text:p>
          </table:table-cell>
          <table:table-cell table:style-name="ce227" office:value-type="string" calcext:value-type="string">
            <text:p>Shunts to pickup Poole goods &lt;br&gt; Shunt to adjacent siding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<text:s/>Portsmouth Yeovil News and passenger &lt;br&gt; Shunt form downside to Eastleigh up and reconnect to train &lt;br&gt; <text:s/>then Forwards to Salisbury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/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office:value-type="string" calcext:value-type="string">
            <text:p>Weymou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passenger &lt;br&gt; At Eastleigh wait for pilot to attach a van from Waterloo</text:p>
          </table:table-cell>
          <table:table-cell table:style-name="ce227" office:value-type="string" calcext:value-type="string">
            <text:p>Reading Southampton Terminus contd &lt;br&gt; At the terminus propel carriages to the yard, detach and runround &lt;br&gt; stable adjacent turntable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office:value-type="string" calcext:value-type="string">
            <text:p>Passenger Bristol Temple Meads to Weymouth</text:p>
          </table:table-cell>
          <table:table-cell table:style-name="ce251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style-name="ce251" office:value-type="string" calcext:value-type="string">
            <text:p>Weymouth station pilot &lt;br&gt; TASK forwards and pickup fish vans then shunt to Weymouth 5 &lt;br&gt; NEXT return to <text:s/>Jubilee siding and wait till 9:50</text:p>
          </table:table-cell>
          <table:table-cell table:style-name="ce251" office:value-type="string" calcext:value-type="string">
            <text:p>Weymouth station pilot &lt;br&gt; <text:s/>TASk forwards to collect ECS 10:33 Woverhampton and reverse to mainline &lt;br&gt; propel to Weymouth 1 and detach then return to Jubilee siding</text:p>
          </table:table-cell>
          <table:table-cell table:style-name="ce251" office:value-type="string" calcext:value-type="string">
            <text:p>Weymouth station pilot &lt;br&gt; </text:p>
          </table:table-cell>
          <table:table-cell table:style-name="ce251" office:value-type="string" calcext:value-type="string">
            <text:p>Weymouth station pilot &lt;br&gt; Forwards to station and couple to Bristol carriages &lt;br&gt; reverse and shunt to Weymouth Carriage 1 and detach &lt;br&gt; NEXT releases 859 bmth</text:p>
          </table:table-cell>
          <table:table-cell table:style-name="ce251" office:value-type="string" calcext:value-type="string">
            <text:p>Weymouth station pilot &lt;br&gt; release Bristol Loco and shunt ECS to middle siding</text:p>
          </table:table-cell>
          <table:table-cell table:style-name="ce251"/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 table:number-columns-repeated="2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93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86"/>
          <table:table-cell table:style-name="Excel_20_Built-in_20_Normal"/>
          <table:table-cell table:number-columns-repeated="29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0"/>
        </table:table-row>
        <table:table-row table:style-name="ro2" table:number-rows-repeated="1048322">
          <table:table-cell table:number-columns-repeated="976"/>
        </table:table-row>
        <table:table-row table:style-name="ro2">
          <table:table-cell table:number-columns-repeated="9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modern" style:font-pitch="variable"/>
    <style:font-face style:name="Geneva" svg:font-family="Geneva"/>
    <style:font-face style:name="Inconsolatazi4-Regular" svg:font-family="Inconsolatazi4-Regular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5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6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time-style style:name="N10162" number:language="en" number:country="US">
      <number:minutes number:style="long"/>
      <number:text>:</number:text>
      <number:seconds number:style="long"/>
    </number:time-style>
    <number:time-style style:name="N1016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4" number:language="en" number:country="US">
      <number:minutes number:style="long"/>
      <number:text>:</number:text>
      <number:seconds number:style="long" number:decimal-places="1"/>
    </number:time-style>
    <number:number-style style:name="N1016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67P0" style:volatile="true" number:language="en" number:country="US">
      <number:text> </number:text>
      <number:number number:decimal-places="0" number:min-decimal-places="0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67P2" style:volatile="true" number:language="en" number:country="US">
      <number:text> - </number:text>
    </number:number-style>
    <number:text-style style:name="N10167" number:language="en" number:country="US">
      <number:text> </number:text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currency-style style:name="N1016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8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68P2" style:volatile="true" number:language="en" number:country="US">
      <number:currency-symbol/>
      <number:text>- </number:text>
    </number:currency-style>
    <number:text-style style:name="N10168" number:language="en" number:country="US">
      <number:text> </number:text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number-style style:name="N10170P0" style:volatile="true" number:language="en" number:country="US">
      <number:text> </number:text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70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70" number:language="en" number:country="US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currency-style style:name="N1017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7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7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71" number:language="en" number:country="US">
      <number:text> </number:text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7T14:11:11.851000000</meta:creation-date>
    <dc:date>2025-01-28T17:04:37.844000000</dc:date>
    <meta:editing-duration>P21DT14H30M48S</meta:editing-duration>
    <meta:editing-cycles>775</meta:editing-cycles>
    <meta:generator>LibreOffice/24.8.4.2$Windows_X86_64 LibreOffice_project/bb3cfa12c7b1bf994ecc5649a80400d06cd71002</meta:generator>
    <meta:document-statistic meta:table-count="1" meta:cell-count="6500" meta:object-count="0"/>
  </office:meta>
</office:document-meta>
</file>